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Gentium Book Basic1" svg:font-family="'Gentium Book Basic'" style:font-pitch="variable"/>
    <style:font-face style:name="Gentium Book Basic" svg:font-family="'Gentium Book Basic'" style:font-adornments="Regular" style:font-pitch="variable"/>
    <style:font-face style:name="Levenim MT" svg:font-family="'Levenim M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5in" table:align="margins" fo:keep-with-next="auto"/>
    </style:style>
    <style:style style:name="Table1.A" style:family="table-column">
      <style:table-column-properties style:column-width="1.5in" style:rel-column-width="13107*"/>
    </style:style>
    <style:style style:name="Table1.D" style:family="table-column">
      <style:table-column-properties style:column-width="3in" style:rel-column-width="26214*"/>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none"/>
    </style:style>
    <style:style style:name="Table1.D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D2" style:family="table-cell">
      <style:table-cell-properties fo:padding="0.0382in" fo:border-left="0.0007in solid #000000" fo:border-right="0.0007in solid #000000" fo:border-top="none" fo:border-bottom="none"/>
    </style:style>
    <style:style style:name="Table1.A34" style:family="table-cell">
      <style:table-cell-properties fo:padding="0.0382in" fo:border-left="0.0007in solid #000000" fo:border-right="none" fo:border-top="none" fo:border-bottom="0.0007in solid #000000"/>
    </style:style>
    <style:style style:name="Table1.D34"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fo:keep-with-next="auto"/>
    </style:style>
    <style:style style:name="Table2.A" style:family="table-column">
      <style:table-column-properties style:column-width="0.6882in" style:rel-column-width="6013*"/>
    </style:style>
    <style:style style:name="Table2.B" style:family="table-column">
      <style:table-column-properties style:column-width="3.7319in" style:rel-column-width="32609*"/>
    </style:style>
    <style:style style:name="Table2.C" style:family="table-column">
      <style:table-column-properties style:column-width="3.0799in" style:rel-column-width="26913*"/>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none"/>
    </style:style>
    <style:style style:name="Table2.C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C2" style:family="table-cell">
      <style:table-cell-properties fo:padding="0.0382in" fo:border-left="0.0007in solid #000000" fo:border-right="0.0007in solid #000000" fo:border-top="none" fo:border-bottom="none"/>
    </style:style>
    <style:style style:name="Table2.17" style:family="table-row">
      <style:table-row-properties style:min-row-height="0.5458in" style:keep-together="false" fo:keep-together="always"/>
    </style:style>
    <style:style style:name="Table2.A31" style:family="table-cell">
      <style:table-cell-properties fo:padding="0.0382in" fo:border-left="0.0007in solid #000000" fo:border-right="none" fo:border-top="none" fo:border-bottom="0.0007in solid #000000"/>
    </style:style>
    <style:style style:name="Table2.C31"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fo:keep-with-next="auto"/>
    </style:style>
    <style:style style:name="Table3.A" style:family="table-column">
      <style:table-column-properties style:column-width="0.7063in" style:rel-column-width="6171*"/>
    </style:style>
    <style:style style:name="Table3.B" style:family="table-column">
      <style:table-column-properties style:column-width="1.2958in" style:rel-column-width="11322*"/>
    </style:style>
    <style:style style:name="Table3.C" style:family="table-column">
      <style:table-column-properties style:column-width="5.4979in" style:rel-column-width="48042*"/>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none"/>
    </style:style>
    <style:style style:name="Table3.C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C2" style:family="table-cell">
      <style:table-cell-properties fo:padding="0.0382in" fo:border-left="0.0007in solid #000000" fo:border-right="0.0007in solid #000000" fo:border-top="none" fo:border-bottom="none"/>
    </style:style>
    <style:style style:name="Table3.A25" style:family="table-cell">
      <style:table-cell-properties fo:padding="0.0382in" fo:border-left="0.0007in solid #000000" fo:border-right="none" fo:border-top="none" fo:border-bottom="0.0007in solid #000000"/>
    </style:style>
    <style:style style:name="Table3.C25"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tab-stops>
          <style:tab-stop style:position="3.75in" style:type="center"/>
          <style:tab-stop style:position="7.5in" style:type="right"/>
        </style:tab-stops>
      </style:paragraph-properties>
    </style:style>
    <style:style style:name="P2" style:family="paragraph" style:parent-style-name="Footer">
      <style:paragraph-properties>
        <style:tab-stops>
          <style:tab-stop style:position="3.75in" style:type="center"/>
          <style:tab-stop style:position="7.5in" style:type="right"/>
        </style:tab-stops>
      </style:paragraph-properties>
    </style:style>
    <style:style style:name="P3" style:family="paragraph" style:parent-style-name="Footer" style:master-page-name="">
      <style:paragraph-properties style:page-number="auto">
        <style:tab-stops>
          <style:tab-stop style:position="3.75in" style:type="center"/>
          <style:tab-stop style:position="7.5in" style:type="right"/>
        </style:tab-stops>
      </style:paragraph-properties>
    </style:style>
    <style:style style:name="P4" style:family="paragraph" style:parent-style-name="Standard" style:master-page-name="">
      <style:paragraph-properties fo:text-align="center" style:justify-single-word="false" style:page-number="auto" fo:break-before="auto" fo:break-after="auto"/>
    </style:style>
    <style:style style:name="P5" style:family="paragraph" style:parent-style-name="Standard" style:master-page-name="">
      <style:paragraph-properties fo:text-align="start" style:justify-single-word="false" style:page-number="auto" fo:break-after="page"/>
    </style:style>
    <style:style style:name="P6" style:family="paragraph" style:parent-style-name="Code_20_Block">
      <style:paragraph-properties fo:break-before="page"/>
    </style:style>
    <style:style style:name="P7" style:family="paragraph" style:parent-style-name="Code_20_Block">
      <style:paragraph-properties fo:break-before="page"/>
      <style:text-properties fo:font-size="10pt" style:font-size-asian="10pt" style:font-size-complex="10pt"/>
    </style:style>
    <style:style style:name="P8" style:family="paragraph" style:parent-style-name="Figure">
      <style:paragraph-properties fo:break-before="page"/>
    </style:style>
    <style:style style:name="P9" style:family="paragraph" style:parent-style-name="Figure">
      <style:paragraph-properties fo:text-align="start" style:justify-single-word="false" fo:break-before="page"/>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text-align="center" style:justify-single-word="false" fo:break-before="auto" fo:break-after="auto"/>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Heading">
      <style:paragraph-properties fo:text-align="center" style:justify-single-word="false"/>
    </style:style>
    <style:style style:name="P16" style:family="paragraph" style:parent-style-name="Table">
      <style:paragraph-properties fo:text-align="center" style:justify-single-word="false"/>
    </style:style>
    <style:style style:name="P17" style:family="paragraph" style:parent-style-name="Figure">
      <style:paragraph-properties fo:text-align="center" style:justify-single-word="false"/>
    </style:style>
    <style:style style:name="P18" style:family="paragraph" style:parent-style-name="Standard">
      <style:paragraph-properties fo:text-align="start" style:justify-single-word="false"/>
    </style:style>
    <style:style style:name="P19" style:family="paragraph" style:parent-style-name="Code_20_Block">
      <style:paragraph-properties>
        <style:tab-stops>
          <style:tab-stop style:position="0.9874in"/>
        </style:tab-stops>
      </style:paragraph-properties>
    </style:style>
    <style:style style:name="P20" style:family="paragraph" style:parent-style-name="Table_20_index_20_1">
      <style:paragraph-properties>
        <style:tab-stops>
          <style:tab-stop style:position="7.5in" style:type="right" style:leader-style="dotted" style:leader-text="."/>
        </style:tab-stops>
      </style:paragraph-properties>
    </style:style>
    <style:style style:name="P21" style:family="paragraph" style:parent-style-name="Heading_20_1" style:master-page-name="Standard">
      <style:paragraph-properties fo:orphans="2" fo:widows="2" style:page-number="1" fo:break-before="auto" fo:break-after="auto"/>
    </style:style>
    <style:style style:name="P22" style:family="paragraph" style:parent-style-name="Heading_20_1" style:master-page-name="">
      <style:paragraph-properties style:page-number="auto" fo:break-before="page"/>
    </style:style>
    <style:style style:name="P23" style:family="paragraph" style:parent-style-name="Heading_20_2">
      <style:text-properties style:font-name="Arial"/>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text-properties style:font-name="Gentium Book Basic1"/>
    </style:style>
    <style:style style:name="P29" style:family="paragraph" style:parent-style-name="Text_20_body" style:list-style-name="L4"/>
    <style:style style:name="P30" style:family="paragraph" style:parent-style-name="Text_20_body" style:list-style-name="L5"/>
    <style:style style:name="P31" style:family="paragraph" style:parent-style-name="Contents_20_1">
      <style:paragraph-properties>
        <style:tab-stops>
          <style:tab-stop style:position="7.5in" style:type="right" style:leader-style="dotted" style:leader-text="."/>
        </style:tab-stops>
      </style:paragraph-properties>
    </style:style>
    <style:style style:name="P32" style:family="paragraph" style:parent-style-name="Contents_20_2">
      <style:paragraph-properties>
        <style:tab-stops>
          <style:tab-stop style:position="7.3035in" style:type="right" style:leader-style="dotted" style:leader-text="."/>
        </style:tab-stops>
      </style:paragraph-properties>
    </style:style>
    <style:style style:name="P33" style:family="paragraph" style:parent-style-name="Contents_20_3">
      <style:paragraph-properties>
        <style:tab-stops>
          <style:tab-stop style:position="7.1071in" style:type="right" style:leader-style="dotted" style:leader-text="."/>
        </style:tab-stops>
      </style:paragraph-properties>
    </style:style>
    <style:style style:name="P34" style:family="paragraph" style:parent-style-name="Title" style:master-page-name="First_20_Page">
      <style:paragraph-properties style:page-number="auto"/>
    </style:style>
    <style:style style:name="T1" style:family="text">
      <style:text-properties style:font-name="Liberation Mono1"/>
    </style:style>
    <style:style style:name="T2" style:family="text">
      <style:text-properties style:font-name="Gentium Book Basic1"/>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Liberation Mono1"/>
    </style:style>
    <style:style style:name="T6" style:family="text">
      <style:text-properties style:font-name="Gentium Book Basic1"/>
    </style:style>
    <style:style style:name="fr1" style:family="graphic" style:parent-style-name="Frame">
      <style:graphic-properties fo:margin-top="0.0799in" fo:margin-bottom="0.2799in" style:wrap="none" style:vertical-pos="bottom" style:vertical-rel="paragraph-content" style:horizontal-pos="center" style:horizontal-rel="paragraph" fo:padding="0in" fo:border="none" style:shadow="none"/>
    </style:style>
    <style:style style:name="fr2" style:family="graphic" style:parent-style-name="Frame">
      <style:graphic-properties style:vertical-pos="top" style:vertical-rel="frame-content" style:horizontal-pos="center" style:horizontal-rel="page" fo:padding="0.0598in" fo:border="0.0008in dotted #000000" style:shadow="none"/>
    </style:style>
    <style:style style:name="fr3" style:family="graphic" style:parent-style-name="Frame">
      <style:graphic-properties style:wrap="none" style:vertical-pos="bottom" style:vertical-rel="paragraph-content" style:horizontal-pos="center"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style:wrap="left" style:number-wrapped-paragraphs="no-limit" style:vertical-pos="top" style:vertical-rel="char" style:horizontal-pos="right"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top="0.0799in" fo:margin-bottom="0.2799in" style:wrap="none" style:vertical-pos="top" style:vertical-rel="paragraph" style:horizontal-pos="center" style:horizontal-rel="paragraph" fo:padding="0in" fo:border="none" style:shadow="none"/>
    </style:style>
    <style:style style:name="fr7" style:family="graphic" style:parent-style-name="Frame">
      <style:graphic-properties style:wrap="dynamic" style:number-wrapped-paragraphs="no-limit" style:vertical-pos="top" style:vertical-rel="frame" style:horizontal-pos="center" style:horizontal-rel="page" fo:padding="0.0598in" fo:border="0.0008in dotted #000000" style:shadow="none"/>
    </style:style>
    <style:style style:name="fr8" style:family="graphic" style:parent-style-name="Frame">
      <style:graphic-properties style:vertical-pos="from-top" style:vertical-rel="paragraph" style:horizontal-pos="left" style:horizontal-rel="paragraph" fo:padding="0in" fo:border="none" style:shadow="none"/>
    </style:style>
    <style:style style:name="fr9" style:family="graphic" style:parent-style-name="Frame">
      <style:graphic-properties style:wrap="dynamic" style:number-wrapped-paragraphs="no-limit" style:vertical-pos="top" style:vertical-rel="frame-content" style:horizontal-pos="left" style:horizontal-rel="page" fo:padding="0.0598in" fo:border="0.0008in dotted #000000" style:shadow="none"/>
    </style:style>
    <style:style style:name="fr10" style:family="graphic" style:parent-style-name="Frame">
      <style:graphic-properties fo:margin-top="0.0799in" fo:margin-bottom="0.2799in" style:wrap="dynamic" style:number-wrapped-paragraphs="no-limit" style:vertical-pos="top" style:vertical-rel="paragraph" style:horizontal-pos="center" style:horizontal-rel="paragraph" fo:padding="0in" fo:border="none" style:shadow="none" style:flow-with-text="false"/>
    </style:style>
    <style:style style:name="fr11" style:family="graphic" style:parent-style-name="Frame">
      <style:graphic-properties style:vertical-pos="top" style:vertical-rel="frame-content" style:horizontal-pos="center" style:horizontal-rel="page" fo:padding="0.0591in" fo:border="0.0008in dotted #000000"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1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Title"/>
      <text:p text:style-name="Title"/>
      <text:p text:style-name="Title"/>
      <text:p text:style-name="Title">PL/0 User’s Manual</text:p>
      <text:p text:style-name="P11">Author: <text:author-name text:fixed="false">Adam Dunson</text:author-name></text:p>
      <text:p text:style-name="P4">Last updated: <text:date style:data-style-name="N116" text:date-value="2012-04-14T18:49:48.14">14 April 2012</text:date></text:p>
      <text:p text:style-name="P1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0 Programming in PL/0<text:tab/>1</text:p>
          <text:p text:style-name="P32">1.1 Datatypes<text:tab/>1</text:p>
          <text:p text:style-name="P33">1.1.1 Constants<text:tab/>2</text:p>
          <text:p text:style-name="P33">1.1.2 Integers<text:tab/>2</text:p>
          <text:p text:style-name="P33">1.1.3 Procedures<text:tab/>2</text:p>
          <text:p text:style-name="P32">1.2 Expressions<text:tab/>3</text:p>
          <text:p text:style-name="P32">1.3 Statements<text:tab/>3</text:p>
          <text:p text:style-name="P33">1.3.1 Input/Output<text:tab/>3</text:p>
          <text:p text:style-name="P33">1.3.2 Blocks<text:tab/>3</text:p>
          <text:p text:style-name="P33">1.3.3 Assignment<text:tab/>3</text:p>
          <text:p text:style-name="P33">1.3.4 Conditionals<text:tab/>3</text:p>
          <text:p text:style-name="P33">1.3.5 Loops<text:tab/>4</text:p>
          <text:p text:style-name="P33">1.3.6 Calling Procedures<text:tab/>5</text:p>
          <text:p text:style-name="P32">1.4 Advanced Examples<text:tab/>6</text:p>
          <text:p text:style-name="P33">1.4.1 Recursive Procedures<text:tab/>6</text:p>
          <text:p text:style-name="P33">1.4.2 Nested Procedures<text:tab/>6</text:p>
          <text:p text:style-name="P31">2.0 Compiling and Executing Programs Written in PL/0<text:tab/>8</text:p>
          <text:p text:style-name="P32">2.1 Building pl0-compiler<text:tab/>8</text:p>
          <text:p text:style-name="P32">2.2 Running PL/0 Programs with pl0-compiler<text:tab/>8</text:p>
          <text:p text:style-name="P31">3.0 Reference<text:tab/>9</text:p>
          <text:p text:style-name="P32">3.1 PL/0 EBNF Grammar<text:tab/>9</text:p>
          <text:p text:style-name="P32">3.2 Complete List of Reserved Words and Tokens<text:tab/>9</text:p>
          <text:p text:style-name="P32">3.3 Error Codes<text:tab/>11</text:p>
          <text:p text:style-name="P32">3.4 PL/0 Instruction Set Architecture<text:tab/>12</text:p>
        </text:index-body>
      </text:table-of-content>
      <text:p text:style-name="P5"/>
      <text:table-index text:style-name="Sect1" text:protected="true" text:name="Index of Tables2">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Figures</text:p>
          </text:index-title>
          <text:p text:style-name="P20">Figure 1: Program with comments<text:tab/>1</text:p>
          <text:p text:style-name="P20">Figure 2: Procedure that counts 1 to 10<text:tab/>2</text:p>
          <text:p text:style-name="P20">Figure 3: while loop example<text:tab/>4</text:p>
          <text:p text:style-name="P20">Figure 4: Complete source code for basic four-function calculator program in PL/0.<text:tab/>5</text:p>
          <text:p text:style-name="P20">Figure 5: Recursive procedure example<text:tab/>6</text:p>
          <text:p text:style-name="P20">Figure 6: Modified calculator program using nested procedures<text:tab/>7</text:p>
          <text:p text:style-name="P20">Figure 7: PL/0 EBNF Grammar<text:tab/>9</text:p>
        </text:index-body>
      </text:table-index>
      <text:p text:style-name="P18"/>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0">Table 1: Complete List of Reserved Words and Tokens<text:tab/>10</text:p>
          <text:p text:style-name="P20">Table 2: Error codes<text:tab/>12</text:p>
          <text:p text:style-name="P20">Table 3: PL/0 Instruction Set Architecture<text:tab/>13</text:p>
        </text:index-body>
      </text:table-index>
      <text:p text:style-name="P18"/>
      <text:h text:style-name="P21" text:outline-level="1">1.0 Programming in PL/0</text:h>
      <text:p text:style-name="Text_20_body">PL/0 is a fairly simple language that supports constants, integers, and procedures. PL/0 programs have the following structure:</text:p>
      <text:list xml:id="list38444231" text:style-name="L1">
        <text:list-item>
          <text:p text:style-name="P26">constant definitions</text:p>
        </text:list-item>
        <text:list-item>
          <text:p text:style-name="P26">variable declarations</text:p>
        </text:list-item>
        <text:list-item>
          <text:p text:style-name="P26">procedure declarations</text:p>
          <text:list>
            <text:list-item>
              <text:p text:style-name="P26">subroutine definition, same as program structure</text:p>
            </text:list-item>
          </text:list>
        </text:list-item>
        <text:list-item>
          <text:p text:style-name="P26">statement(s)</text:p>
        </text:list-item>
      </text:list>
      <text:p text:style-name="Text_20_body">For the most part, whitespace is ignored (except in certain cases in order to differentiate between reserved keywords and identifiers). Additionally, anything between comment delimiters, e.g., <text:span text:style-name="T1">/*</text:span> and <text:span text:style-name="T1">*/</text:span>, will be ignored. Finally, PL/0 programs must end with a period.</text:p>
      <text:p text:style-name="Text_20_body"><draw:frame draw:style-name="fr1" draw:name="Frame13" text:anchor-type="paragraph" fo:min-width="4.2862in" draw:z-index="12"><draw:text-box fo:min-height="2.339in"><draw:frame draw:style-name="fr2" draw:name="Frame14" text:anchor-type="frame" fo:min-width="3.8783in" draw:z-index="13"><draw:text-box fo:min-height="2.1118in"><text:p text:style-name="Code_20_Block">int foo;<text:line-break/>begin<text:line-break/> <text:s text:c="3"/>foo := /*here is a comment*/ 1;<text:line-break/><text:line-break/> <text:s text:c="3"/>/*comments<text:line-break/> <text:s text:c="5"/>can<text:line-break/> <text:s text:c="5"/>span<text:line-break/> <text:s text:c="5"/>multiple<text:line-break/> <text:s text:c="5"/>lines*/<text:line-break/><text:line-break/> <text:s text:c="3"/>out foo;<text:line-break/>end.</text:p></draw:text-box></draw:frame><text:p text:style-name="P17">Figure <text:sequence text:ref-name="refFigure0" text:name="Figure" text:formula="ooow:Figure+1" style:num-format="1">1</text:sequence>: Program with comments</text:p></draw:text-box></draw:frame><text:sequence-ref text:reference-format="category-and-value" text:ref-name="refFigure0">Figure 1</text:sequence-ref> shows an example of a simple PL/0 program with comments:</text:p>
      <text:h text:style-name="Heading_20_2" text:outline-level="2">1.1 Datatypes</text:h>
      <text:p text:style-name="Text_20_body">Currently, this implementation of PL/0 supports the following datatypes:</text:p>
      <text:list xml:id="list38455158" text:style-name="L2">
        <text:list-item>
          <text:p text:style-name="P27">constants (<text:span text:style-name="T1">const</text:span>)</text:p>
        </text:list-item>
        <text:list-item>
          <text:p text:style-name="P27">integers (<text:span text:style-name="T1">int</text:span>)</text:p>
        </text:list-item>
        <text:list-item>
          <text:p text:style-name="P27">procedures (<text:span text:style-name="T1">procedure</text:span>)</text:p>
        </text:list-item>
      </text:list>
      <text:p text:style-name="Text_20_body">An identifier is used to refer to specific instances of each datatype. Identifiers must be no more than 11 characters in length, must begin with a character, may contain uppercase and lowercase letters as well as numbers, and must not be any of the reserved keywords listed in Appendix A.</text:p>
      <text:p text:style-name="Text_20_body">In addition to identifiers, number literals are used through the program for arithmetic and other operations. Number literals must be integers and must be no more than 5 digits long. We do not currently support negative number literals.</text:p>
      <text:h text:style-name="P25" text:outline-level="3">1.1.1 Constants</text:h>
      <text:p text:style-name="Text_20_body">Constants are integer types. They may only be defined once per program. Constants are immutable; that is, you may not assign values to them after they have been defined. You may define more than one constant at a time by separating the identifiers by commas. Constant definitions must end with a semicolon. Constants are defined using the following syntax:</text:p>
      <text:p text:style-name="Code_20_Block">const FOO = 1, BAR = 2;</text:p>
      <text:p text:style-name="Text_20_body">After you define a constant, you may use them throughout your program as you would an ordinary number. The compiler converts constants to their respective values upon compilation, so the following example,</text:p>
      <text:p text:style-name="Code_20_Block">foo := FOO + BAR;</text:p>
      <text:p text:style-name="Text_20_body">is equivalent to this:</text:p>
      <text:p text:style-name="Code_20_Block">foo := 1 + 2;</text:p>
      <text:h text:style-name="Heading_20_3" text:outline-level="3">1.1.2 Integers</text:h>
      <text:p text:style-name="Standard">Integers are mutable; meaning, you can define and reassign their values later on. Integers are declared at the top of the file after any constants (if there are any), and you may declare more than one at a time. Integers are defined with values as constants are. Instead, you must assign integers values using the assignment operator <text:span text:style-name="T1">:=</text:span> (as seen above). Here is an example of how to declare integers in PL/0:</text:p>
      <text:p text:style-name="Code_20_Block">int foo, bar, baz;</text:p>
      <text:p text:style-name="Standard">You may assign variables values of constants or other variables, number literals, or expressions (see section 1.2.2).</text:p>
      <text:h text:style-name="Heading_20_3" text:outline-level="3">1.1.3 Procedures</text:h>
      <text:p text:style-name="Text_20_body"><draw:frame draw:style-name="fr3" draw:name="Frame11" text:anchor-type="paragraph" fo:min-width="4.5654in" draw:z-index="10"><draw:text-box fo:min-height="2.1362in"><draw:frame draw:style-name="fr2" draw:name="Frame12" text:anchor-type="frame" fo:min-width="3.8835in" draw:z-index="11"><draw:text-box fo:min-height="1.8673in"><text:p text:style-name="Code_20_Block">procedure count10;<text:line-break/> <text:s text:c="3"/>int a;<text:line-break/> <text:s text:c="3"/>begin<text:line-break/> <text:s text:c="7"/>a := 1;<text:line-break/> <text:s text:c="7"/>while a &lt;= 10 do<text:line-break/> <text:s text:c="11"/>begin<text:line-break/> <text:s text:c="15"/>out a;<text:line-break/> <text:s text:c="15"/>a := a + 1;<text:line-break/> <text:s text:c="11"/>end;<text:line-break/> <text:s text:c="3"/>end;</text:p></draw:text-box></draw:frame><text:p text:style-name="P17">Figure <text:sequence text:ref-name="refFigure1" text:name="Figure" text:formula="ooow:Figure+1" style:num-format="1">2</text:sequence>: Procedure that counts 1 to 10</text:p></draw:text-box></draw:frame>Procedures can be thought of as subroutines or sub-programs. They contain nearly everything that a program could contain.<text:span text:style-name="T4"> </text:span><text:span text:style-name="T3">Please be aware that this version of PL/0 currently supports up to 10 levels of nested procedures (1 Main + 10 Procedures)</text:span>. <text:sequence-ref text:reference-format="category-and-value" text:ref-name="refFigure1">Figure 2</text:sequence-ref> shows a procedure that prints the numbers 1 through 10:</text:p>
      <text:p text:style-name="Code_20_Block"/>
      <text:h text:style-name="Heading_20_2" text:outline-level="2"><text:soft-page-break/>1.2 Expressions</text:h>
      <text:p text:style-name="Text_20_body">Expressions get their name from mathematical expressions which represent or return a value. Expressions can be composed of constant or variable identifiers, number literals, or the arithmetic symbols <text:span text:style-name="T1">+</text:span>, <text:span text:style-name="T1">-</text:span>, <text:span text:style-name="T1">*</text:span>, <text:span text:style-name="T1">/</text:span>, <text:span text:style-name="T1">(</text:span>, and <text:span text:style-name="T1">)</text:span><text:span text:style-name="T2">. PL/0 follows the standard order of operations when calculating the value of an expression.</text:span></text:p>
      <text:h text:style-name="Heading_20_2" text:outline-level="2">1.3 Statements</text:h>
      <text:p text:style-name="Text_20_body">Statements are how the program gets things done. Except for the last statement in a block, statements must end with a semicolon.</text:p>
      <text:h text:style-name="Heading_20_3" text:outline-level="3">1.3.1 Input/Output</text:h>
      <text:p text:style-name="Text_20_body">Input is handled by using the <text:span text:style-name="T1">in</text:span> keyword followed by a variable identifier (you cannot use a constant or procedure identifier), e.g.,</text:p>
      <text:p text:style-name="Code_20_Block">in foo;</text:p>
      <text:p text:style-name="Text_20_body">This will assign whatever value the user inputs to <text:span text:style-name="T1">foo</text:span>.</text:p>
      <text:p text:style-name="Text_20_body">Output is handled by using the out keyword followed by a constant or variable identifier, a number literal, or an expression. Here are a few examples:</text:p>
      <text:p text:style-name="Code_20_Block">out foo;<text:line-break/>out 42;<text:line-break/>out (1 + 2) * (3 + 4);</text:p>
      <text:h text:style-name="Heading_20_3" text:outline-level="3">1.3.2 Blocks</text:h>
      <text:p text:style-name="Text_20_body">Blocks are collections of statements, each of which are separated by a semicolon. Blocks are denoted by the <text:span text:style-name="T1">begin</text:span> and <text:span text:style-name="T1">end</text:span> keywords. See section 1.1.3 (Procedures) for how a block can be nested inside of other statements.</text:p>
      <text:h text:style-name="Heading_20_3" text:outline-level="3">1.3.3 Assignment</text:h>
      <text:p text:style-name="Text_20_body">As mentioned before, variables can be assigned values by using constant or variable identifiers, number literals, or expressions. The assignment operator, <text:span text:style-name="T1">:=</text:span>, only works for variables inside of a statement. Currently, you are not able to assign variables initial values at the time of declaration.</text:p>
      <text:h text:style-name="Heading_20_3" text:outline-level="3">1.3.4 Conditionals</text:h>
      <text:p text:style-name="Text_20_body">To conditionally execute code, use the conditional keywords <text:span text:style-name="T1">if</text:span>, <text:span text:style-name="T1">then</text:span>, and <text:span text:style-name="T1">else</text:span>. These allow you to check a condition and, if true, execute some code, or else execute some other code. A conditional expression can either be two expressions separated by a relational operator (e.g., expression [rel-op] expression) or else using the unary <text:span text:style-name="T1">odd</text:span> keyword:</text:p>
      <text:p text:style-name="Code_20_Block">odd x + y</text:p>
      <text:p text:style-name="Text_20_body">The odd keyword will return true if the expression evaluates to an odd number, or else it will return false if the expression evaluates to an even number.</text:p>
      <text:p text:style-name="Text_20_body"><text:soft-page-break/>Valid relational operations are as follows:</text:p>
      <text:list xml:id="list38462566" text:style-name="L3">
        <text:list-item>
          <text:p text:style-name="P28"><text:span text:style-name="T1">=</text:span> (equal)</text:p>
        </text:list-item>
        <text:list-item>
          <text:p text:style-name="P28"><text:span text:style-name="T1">&lt;&gt;</text:span> (not equal)</text:p>
        </text:list-item>
        <text:list-item>
          <text:p text:style-name="P28"><text:span text:style-name="T1">&lt;</text:span> (less than)</text:p>
        </text:list-item>
        <text:list-item>
          <text:p text:style-name="P28"><text:span text:style-name="T1">&lt;=</text:span> (less than or equal)</text:p>
        </text:list-item>
        <text:list-item>
          <text:p text:style-name="P28"><text:span text:style-name="T1">&gt;</text:span> (greater than)</text:p>
        </text:list-item>
        <text:list-item>
          <text:p text:style-name="P28"><text:span text:style-name="T1">&gt;=</text:span> (greater than or equal to)</text:p>
        </text:list-item>
      </text:list>
      <text:p text:style-name="Text_20_body">Here is an example of an <text:span text:style-name="T1">if</text:span>-<text:span text:style-name="T1">then</text:span> without an <text:span text:style-name="T1">else</text:span>:</text:p>
      <text:p text:style-name="Code_20_Block">if 1 = 1 then out 1;</text:p>
      <text:p text:style-name="Text_20_body">And with an <text:span text:style-name="T1">else</text:span>:</text:p>
      <text:p text:style-name="Code_20_Block"><text:span text:style-name="T1">if</text:span> 1 &lt;&gt; 1 <text:span text:style-name="T1">then</text:span> out 1 else out 0;</text:p>
      <text:p text:style-name="Text_20_body">Conditionals can be nested in one another. One such use is checking multiple conditions before executing code. For example, here's a snippet from a basic four-function calculator program:</text:p>
      <text:p text:style-name="Code_20_Block">if op = ADD then call add<text:line-break/>else if op = SUB then call sub<text:line-break/>else if op = MULT then call mult<text:line-break/>else if op = DIV then call div<text:line-break/>else done := 1;</text:p>
      <text:h text:style-name="Heading_20_3" text:outline-level="3"><draw:frame draw:style-name="fr4" draw:name="Frame4" text:anchor-type="paragraph" svg:x="3.2972in" svg:y="0.3846in" fo:min-width="4.1236in" draw:z-index="2"><draw:text-box fo:min-height="2.2945in"><draw:frame draw:style-name="fr2" draw:name="Frame5" text:anchor-type="frame" fo:min-width="3.9244in" draw:z-index="3"><draw:text-box fo:min-height="1.8575in"><text:p text:style-name="Code_20_Block">while done = 0 do<text:line-break/> <text:s/>begin<text:line-break/> <text:s text:c="3"/>in op;<text:line-break/> <text:s text:c="3"/>in y;<text:line-break/> <text:s text:c="3"/>if op = ADD then call add<text:line-break/> <text:s text:c="3"/>else if op = SUB then call sub<text:line-break/> <text:s text:c="3"/>else if op = MULT then call mult<text:line-break/> <text:s text:c="3"/>else if op = DIV then call div<text:line-break/> <text:s text:c="3"/>else done := 1;<text:line-break/> <text:s/>end;</text:p></draw:text-box></draw:frame><text:p text:style-name="P17">Figure <text:sequence text:ref-name="refFigure2" text:name="Figure" text:formula="ooow:Figure+1" style:num-format="1">3</text:sequence>: while loop example</text:p></draw:text-box></draw:frame>1.3.5 Loops</text:h>
      <text:p text:style-name="Text_20_body">Loops are another useful construct delimited by the <text:span text:style-name="T1">while</text:span> and <text:span text:style-name="T1">do</text:span> keywords. Often you will need to iterate over a range of numbers, or perhaps to perform the same set of instructions until some condition is false. From the same four-function calculator program used above, <text:sequence-ref text:reference-format="category-and-value" text:ref-name="refFigure2">Figure 3</text:sequence-ref> shows an example of a while loop.</text:p>
      <text:p text:style-name="Code_20_Block"/>
      <text:h text:style-name="Heading_20_3" text:outline-level="3"><text:soft-page-break/>1.3.6 Calling Procedures<draw:frame draw:style-name="fr5" draw:name="Frame1" text:anchor-type="char" svg:width="4.5016in" draw:z-index="0"><draw:text-box fo:min-height="8.7728in"><draw:frame draw:style-name="fr2" draw:name="Frame3" text:anchor-type="frame" fo:min-width="0.7902in" draw:z-index="1"><draw:text-box fo:min-height="0.2in"><text:p text:style-name="P7">const ADD = 1, SUB = 2, MULT = 3, DIV = 4;<text:line-break/>int op, x, y, done;<text:line-break/><text:line-break/>procedure add;<text:line-break/> <text:s/>begin<text:line-break/> <text:s text:c="3"/>x := x + y;<text:line-break/> <text:s text:c="3"/>out x;<text:line-break/> <text:s/>end;<text:line-break/><text:line-break/>procedure sub;<text:line-break/> <text:s/>begin<text:line-break/> <text:s text:c="3"/>x := x – y;<text:line-break/> <text:s text:c="3"/>out x;<text:line-break/> <text:s/>end;<text:line-break/><text:line-break/>procedure mult;<text:line-break/> <text:s/>begin<text:line-break/> <text:s text:c="3"/>x := x * y;<text:line-break/> <text:s text:c="3"/>out x;<text:line-break/> <text:s/>end;<text:line-break/><text:line-break/>procedure div;<text:line-break/> <text:s/>begin<text:line-break/> <text:s text:c="3"/>/* check for divide-by-zero errors */<text:line-break/> <text:s text:c="3"/>if y &lt;&gt; 0 then<text:line-break/> <text:s text:c="5"/>begin<text:line-break/> <text:s text:c="7"/>x := x / y;<text:line-break/> <text:s text:c="7"/>out x;<text:line-break/> <text:s text:c="5"/>end<text:line-break/> <text:s text:c="3"/>else done := 1;<text:line-break/> <text:s/>end;<text:line-break/><text:line-break/>begin<text:line-break/> <text:s/>done := 0;<text:line-break/> <text:s/>in x;<text:line-break/><text:line-break/> <text:s/>while done = 0 do<text:line-break/> <text:s text:c="3"/>begin<text:line-break/> <text:s text:c="5"/>in op;<text:line-break/> <text:s text:c="5"/>if op &lt; 1 then done := 1<text:line-break/> <text:s text:c="5"/>else if op &gt; 4 then done := 1;<text:line-break/><text:line-break/> <text:s text:c="5"/>if done = 0 then<text:line-break/> <text:s text:c="7"/>begin<text:line-break/> <text:s text:c="9"/>in y;<text:line-break/><text:line-break/> <text:s text:c="9"/>if op = ADD then call add<text:line-break/> <text:s text:c="9"/>else if op = SUB then call sub<text:line-break/> <text:s text:c="9"/>else if op = MULT then call mult<text:line-break/> <text:s text:c="9"/>else if op = DIV then call div<text:line-break/> <text:s text:c="9"/>else done := 1;<text:line-break/> <text:s text:c="7"/>end;<text:line-break/> <text:s text:c="3"/>end;<text:line-break/>end.</text:p></draw:text-box></draw:frame><text:p text:style-name="P9">Figure <text:sequence text:ref-name="refFigure3" text:name="Figure" text:formula="ooow:Figure+1" style:num-format="1">4</text:sequence>: Complete source code for basic four-function calculator program in PL/0.</text:p></draw:text-box></draw:frame></text:h>
      <text:p text:style-name="Text_20_body">To invoke a procedure, use the <text:span text:style-name="T1">call</text:span> keyword. There is no way to explicitly pass arguments to a procedure. However, procedures have access to any variables and procedures that are declared within their scope.</text:p>
      <text:p text:style-name="Text_20_body">For instance, <text:sequence-ref text:reference-format="category-and-value" text:ref-name="refFigure3">Figure 4</text:sequence-ref> (right) shows the complete source code for the calculator program. Notice that the procedures are able to use the <text:span text:style-name="T1">x</text:span>, <text:span text:style-name="T1">y</text:span>, and <text:span text:style-name="T1">done</text:span> variables because they were declared within their scope.</text:p>
      <text:h text:style-name="Heading_20_4" text:outline-level="4">Using the Basic Calculator Program</text:h>
      <text:p text:style-name="Text_20_body">First, the program will ask the user to input the first value, <text:span text:style-name="T1">x</text:span>.</text:p>
      <text:p text:style-name="Text_20_body">Next, the program will ask the user to input an operation, <text:span text:style-name="T1">op</text:span>. This can be any one of 1, 2, 3, or 4 (add, subtract, multiply, or divide, respectively). Inputting anything else will cause the program to exit.</text:p>
      <text:p text:style-name="Text_20_body">Then, the program will ask the user to input the second value, <text:span text:style-name="T1">y</text:span>.</text:p>
      <text:p text:style-name="Text_20_body">Finally, the program will call the procedure corresponding to <text:span text:style-name="T1">op</text:span>. This will assign a new value to <text:span text:style-name="T1">x</text:span> and will also output this value.</text:p>
      <text:p text:style-name="Text_20_body">The program returns to asking the user to input an operation. It will continue this process until the user inputs any value other than 1, 2, 3, or 4 for the <text:span text:style-name="T1">op</text:span>.</text:p>
      <text:h text:style-name="P24" text:outline-level="2">1.4 Advanced Examples</text:h>
      <text:p text:style-name="Text_20_body">PL/0 supports recursive and nested procedures. Nested procedures introduce some nuances into the concept of scope that might be less than obvious.</text:p>
      <text:h text:style-name="Heading_20_3" text:outline-level="3">1.4.1 Recursive Procedures</text:h>
      <text:p text:style-name="Text_20_body"><text:sequence-ref text:reference-format="category-and-value" text:ref-name="refFigure4">Figure 5</text:sequence-ref> shows a program that uses a recursive procedure to calculate the factorial of a user-input integer.</text:p>
      <text:h text:style-name="Heading_20_3" text:outline-level="3"><draw:frame draw:style-name="fr6" draw:name="Frame9" text:anchor-type="paragraph" fo:min-width="4.8783in" draw:z-index="6"><draw:text-box fo:min-height="3.048in"><draw:frame draw:style-name="fr7" draw:name="Frame10" text:anchor-type="frame" fo:min-width="4.7354in" draw:z-index="7"><draw:text-box fo:min-height="2.9709in"><text:p text:style-name="Code_20_Block">int f, n;<text:line-break/>procedure fact;<text:line-break/> <text:s/>int ans1;<text:line-break/> <text:s/>begin<text:line-break/> <text:s text:c="3"/>ans1:=n;<text:line-break/> <text:s text:c="3"/>n:= n-1;<text:line-break/> <text:s text:c="3"/>if n &lt; 0 then f := -1<text:line-break/> <text:s text:c="3"/>else if n = 0 then f := 1<text:line-break/> <text:s text:c="3"/>else call fact;<text:line-break/> <text:s text:c="3"/>f:=f*ans1;<text:line-break/> <text:s/>end;<text:line-break/><text:line-break/>begin<text:line-break/> <text:s/>in n;<text:line-break/> <text:s/>call fact;<text:line-break/> <text:s/>out f;<text:line-break/>end.</text:p></draw:text-box></draw:frame><text:p text:style-name="P17">Figure <text:sequence text:ref-name="refFigure4" text:name="Figure" text:formula="ooow:Figure+1" style:num-format="1">5</text:sequence>: Recursive procedure example</text:p></draw:text-box></draw:frame>1.4.2 Nested Procedures</text:h>
      <text:p text:style-name="Text_20_body">Nested procedures give the programmer more control over where procedures may be called from.</text:p>
      <text:p text:style-name="Text_20_body"><text:sequence-ref text:reference-format="category-and-value" text:ref-name="refFigure5">Figure 6</text:sequence-ref> on the next page is a modified version of the basic four-function calculator program example from before. Notice that the main block now calls <text:span text:style-name="T1">calculate</text:span>, which in turn uses <text:span text:style-name="T1">op</text:span> to determine which of the nested procedures to call. Be aware that you cannot call <text:span text:style-name="T1">add</text:span>, <text:span text:style-name="T1">sub</text:span>, <text:span text:style-name="T1">mult</text:span>, or <text:span text:style-name="T1">div</text:span> from inside the main block as you could before. Finally, notice that <text:span text:style-name="T1">mult</text:span> now calls <text:span text:style-name="T1">add</text:span> (this is to demonstrate scope). The variable <text:span text:style-name="T1">c</text:span> cannot be accessed outside of <text:span text:style-name="T1">mult</text:span> due to scope.</text:p>
      <text:p text:style-name="P6"><draw:frame draw:style-name="fr8" draw:name="Frame2" text:anchor-type="paragraph" svg:y="-0.05in" fo:min-width="7.2008in" draw:z-index="4"><draw:text-box fo:min-height="9.628in"><draw:frame draw:style-name="fr9" draw:name="Frame6" text:anchor-type="frame" fo:min-width="5.8409in" draw:z-index="5"><draw:text-box fo:min-height="9.4201in"><text:p text:style-name="P6">const ADD = 1,SUB = 2,MULT = 3,DIV = 4;<text:line-break/>int op,x,y,done;<text:line-break/><text:line-break/>procedure calculate;<text:line-break/> <text:s/>procedure add;<text:line-break/> <text:s text:c="3"/>begin<text:line-break/> <text:s text:c="5"/>x := x + y;<text:line-break/> <text:s text:c="3"/>end;<text:line-break/> <text:s/>procedure sub;<text:line-break/> <text:s text:c="3"/>begin<text:line-break/> <text:s text:c="5"/>x := x – y;<text:line-break/> <text:s text:c="3"/>end;<text:line-break/> <text:s/>procedure mult;<text:line-break/> <text:s text:c="3"/>int c;<text:line-break/> <text:s text:c="3"/>begin<text:line-break/> <text:s text:c="5"/>c := y - 1;<text:line-break/> <text:s text:c="5"/>y := x; /* resets y argument for calling add */<text:line-break/> <text:s text:c="5"/>while c &gt; 0 do<text:line-break/> <text:s text:c="7"/>begin<text:line-break/> <text:s text:c="9"/>call add;<text:line-break/> <text:s text:c="9"/>c := c – 1;<text:line-break/> <text:s text:c="7"/>end;<text:line-break/> <text:s text:c="5"/>/* old method: x := x * y; */<text:line-break/> <text:s text:c="3"/>end;<text:line-break/> <text:s/>procedure div;<text:line-break/> <text:s text:c="3"/>begin<text:line-break/> <text:s text:c="5"/>/* check for divide-by-zero errors */<text:line-break/> <text:s text:c="5"/>if y &lt;&gt; 0 then<text:line-break/> <text:s text:c="7"/>begin<text:line-break/> <text:s text:c="9"/>x := x / y;<text:line-break/> <text:s text:c="7"/>end<text:line-break/> <text:s text:c="5"/>else done := 1;<text:line-break/> <text:s text:c="3"/>end;<text:line-break/> <text:s/>begin<text:line-break/> <text:s text:c="3"/>if op = ADD then call add<text:line-break/> <text:s text:c="3"/>else if op = SUB then call sub<text:line-break/> <text:s text:c="3"/>else if op = MULT then call mult<text:line-break/> <text:s text:c="3"/>else if op = DIV then call div<text:line-break/> <text:s text:c="3"/>else done := 1;<text:line-break/> <text:s text:c="3"/>if done = 0 then out x;<text:line-break/> <text:s/>end;<text:line-break/><text:line-break/>begin<text:line-break/> <text:s/>done := 0;<text:line-break/> <text:s/>in x;<text:line-break/> <text:s/>while done = 0 do<text:line-break/> <text:s text:c="3"/>begin<text:line-break/> <text:s text:c="5"/>in op;<text:line-break/> <text:s text:c="5"/>if op &lt; 1 then done := 1<text:line-break/> <text:s text:c="5"/>else if op &gt; 4 then done := 1;<text:line-break/><text:line-break/> <text:s text:c="5"/>if done = 0 then<text:line-break/> <text:s text:c="7"/>begin<text:line-break/> <text:s text:c="9"/>in y;<text:line-break/> <text:s text:c="9"/>call calculate;<text:line-break/> <text:s text:c="7"/>end;<text:line-break/> <text:s text:c="3"/>end;<text:line-break/>end.</text:p></draw:text-box></draw:frame><text:p text:style-name="P8">Figure <text:sequence text:ref-name="refFigure5" text:name="Figure" text:formula="ooow:Figure+1" style:num-format="1">6</text:sequence>: Modified calculator program using nested procedures</text:p></draw:text-box></draw:frame></text:p>
      <text:h text:style-name="P22" text:outline-level="1">2.0 Compiling and Executing Programs Written in PL/0</text:h>
      <text:p text:style-name="Text_20_body">The <text:span text:style-name="T1">pl0-compiler</text:span> program is both a compiler and a virtual machine for PM/0 (the machine for which the PL/0 ISA was designed).</text:p>
      <text:h text:style-name="Heading_20_2" text:outline-level="2">2.1 Building <text:span text:style-name="T1">pl0-compiler</text:span></text:h>
      <text:p text:style-name="Text_20_body">These instructions assume you have experience using a terminal. You will need GCC and GNU Make prior to building <text:span text:style-name="T1">pl0-compiler</text:span>.</text:p>
      <text:p text:style-name="Text_20_body">To build the compiler’s executable file, do the following:</text:p>
      <text:list xml:id="list38595000" text:style-name="L5">
        <text:list-item>
          <text:p text:style-name="P30">Obtain a copy of the source code for <text:span text:style-name="T1">pl0-compiler</text:span></text:p>
        </text:list-item>
        <text:list-item>
          <text:p text:style-name="P30">Open a terminal (or command prompt) and navigate to the project directory</text:p>
          <text:list>
            <text:list-item>
              <text:p text:style-name="P30">You should see a file called <text:span text:style-name="T1">README.text</text:span> and another called <text:span text:style-name="T1">Makefile</text:span>.</text:p>
            </text:list-item>
          </text:list>
        </text:list-item>
        <text:list-item>
          <text:p text:style-name="P30">Run <text:span text:style-name="T1">make</text:span></text:p>
          <text:list>
            <text:list-item>
              <text:p text:style-name="P30">This will output a file called <text:span text:style-name="T1">pl0-compiler</text:span> (or <text:span text:style-name="T1">pl0-compiler.exe</text:span>) into the <text:span text:style-name="T1">bin/</text:span> directory.</text:p>
            </text:list-item>
          </text:list>
        </text:list-item>
      </text:list>
      <text:p text:style-name="Text_20_body">Once you have an executable <text:span text:style-name="T1">pl0-compiler</text:span><text:span text:style-name="T2">, you are ready to run PL/0 programs.</text:span></text:p>
      <text:h text:style-name="P23" text:outline-level="2">2.2 Running PL/0 Programs with <text:span text:style-name="T1">pl0-compiler</text:span></text:h>
      <text:p text:style-name="Text_20_body">To begin, open a terminal (or command prompt) and navigate to wherever your <text:span text:style-name="T1">pl0-compiler</text:span> is located. The default mode is to display only <text:span text:style-name="T1">in</text:span>/<text:span text:style-name="T1">out</text:span> calls from the PL/0 program. To do this, run the following:</text:p>
      <text:p text:style-name="Code_20_Block">./pl0-compiler /path/to/your/file</text:p>
      <text:p text:style-name="Text_20_body">If you want to see more output, there are three command-line flags available that you can use.</text:p>
      <text:list xml:id="list38436052" text:style-name="L4">
        <text:list-item>
          <text:p text:style-name="P29">The <text:span text:style-name="T1">-l</text:span> flag instructs <text:span text:style-name="T1">pl0-compiler</text:span> to display the internal representation of the PL/0 program. That is, it displays the token file including both a raw and a pretty format.</text:p>
        </text:list-item>
        <text:list-item>
          <text:p text:style-name="P29">The <text:span text:style-name="T1">-a</text:span> flag instructs <text:span text:style-name="T1">pl0-compiler</text:span> to display the generated assembly code in both a raw and pretty format.</text:p>
        </text:list-item>
        <text:list-item>
          <text:p text:style-name="P29">The <text:span text:style-name="T1">-v</text:span> flag instructs <text:span text:style-name="T1">pl0-compiler</text:span> to display a stack trace while the virtual machine executes your program.</text:p>
        </text:list-item>
      </text:list>
      <text:p text:style-name="Text_20_body">These flags may be used in any combination for more or less output. To use more than one flag, you can run something like this:</text:p>
      <text:p text:style-name="Code_20_Block">./pl0-compiler -l -a -v /path/to/your/file</text:p>
      <text:p text:style-name="Text_20_body">or else, like this:</text:p>
      <text:p text:style-name="Code_20_Block">./pl0-compiler -lav /path/to/your/file</text:p>
      <text:p text:style-name="Text_20_body">The only restriction is that the filename of your PL/0 program must be the last argument.</text:p>
      <text:h text:style-name="P22" text:outline-level="1">3.0 Reference</text:h>
      <text:h text:style-name="Heading_20_2" text:outline-level="2">3.1 PL/0 EBNF Grammar</text:h>
      <text:h text:style-name="Heading_20_2" text:outline-level="2"><draw:frame draw:style-name="fr10" draw:name="Frame7" text:anchor-type="paragraph" fo:min-width="7.5in" draw:z-index="8"><draw:text-box fo:min-height="3.9917in"><draw:frame draw:style-name="fr11" draw:name="Frame8" text:anchor-type="frame" fo:min-width="7.2283in" draw:z-index="9"><draw:text-box fo:min-height="4.2516in"><text:p text:style-name="P19">program ::= block "." .<text:line-break/>block ::= const-declaration var-declaration procedure-declaration statement .<text:line-break/>const-declaration ::= ["const" ident "=" number {"," ident "=" number} ";"] .<text:line-break/>var-declaration ::= [ "int" ident {"," ident} ";"] .<text:line-break/>procedure-declaration ::= { "procedure" ident ";" block ";" }<text:line-break/>statement ::= [ ident ":=" expression<text:line-break/><text:tab/>| "call" ident<text:line-break/><text:tab/>| "begin" statement { ";" statement } "end"<text:line-break/><text:tab/>| "if" condition "then" statement ["else" statement]<text:line-break/><text:tab/>| "while" condition "do" statement<text:line-break/><text:tab/>| "read" ident<text:line-break/><text:tab/>| "write" expression<text:line-break/><text:tab/>| e ] .<text:line-break/>condition ::= "odd" expression<text:line-break/><text:tab/>| expression rel-op expression .<text:line-break/>rel-op ::= "=" | "&lt;&gt;" | "&lt;" | "&lt;=" | "&gt;" | "&gt;=" .<text:line-break/>expression ::= [ "+" | "-"] term { ("+" | "-") term} .<text:line-break/>term ::= factor {("*" | "/") factor} .<text:line-break/>factor ::= ident | number | "(" expression ")" .<text:line-break/>number ::= digit {digit} .<text:line-break/>ident ::= letter {letter | digit} .<text:line-break/>digit ::= "0" | "1" | "2" | "3" | "4" | "5" | "6" | "7" | "8" | "9" .<text:line-break/>letter ::= "a" | "b" | ... | "y" | "z" | "A" | "B" | ... | "Y" | "Z" .</text:p></draw:text-box></draw:frame><text:p text:style-name="P17">Figure <text:sequence text:ref-name="refFigure6" text:name="Figure" text:formula="ooow:Figure+1" style:num-format="1">7</text:sequence>: PL/0 EBNF Grammar</text:p></draw:text-box></draw:frame>3.2 Complete List of Reserved Words and Tokens</text:h>
      <table:table table:name="Table1" table:style-name="Table1">
        <table:table-column table:style-name="Table1.A" table:number-columns-repeated="3"/>
        <table:table-column table:style-name="Table1.D"/>
        <table:table-row table:style-name="Table1.1">
          <table:table-cell table:style-name="Table1.A1" office:value-type="string">
            <text:p text:style-name="P15">Symbol</text:p>
          </table:table-cell>
          <table:table-cell table:style-name="Table1.A1" office:value-type="string">
            <text:p text:style-name="P15">Internal Name</text:p>
          </table:table-cell>
          <table:table-cell table:style-name="Table1.A1" office:value-type="string">
            <text:p text:style-name="P15">Internal Value</text:p>
          </table:table-cell>
          <table:table-cell table:style-name="Table1.D1" office:value-type="string">
            <text:p text:style-name="Table_20_Heading">Usage</text:p>
          </table:table-cell>
        </table:table-row>
        <table:table-row table:style-name="Table1.1">
          <table:table-cell table:style-name="Table1.A2" office:value-type="string">
            <text:p text:style-name="P12"/>
          </table:table-cell>
          <table:table-cell table:style-name="Table1.A2" office:value-type="string">
            <text:p text:style-name="P12">nulsym</text:p>
          </table:table-cell>
          <table:table-cell table:style-name="Table1.A2" office:value-type="string">
            <text:p text:style-name="P12">1</text:p>
          </table:table-cell>
          <table:table-cell table:style-name="Table1.D2" office:value-type="string">
            <text:p text:style-name="P13">reserved</text:p>
          </table:table-cell>
        </table:table-row>
        <table:table-row table:style-name="Table1.1">
          <table:table-cell table:style-name="Table1.A2" office:value-type="string">
            <text:p text:style-name="P12"/>
          </table:table-cell>
          <table:table-cell table:style-name="Table1.A2" office:value-type="string">
            <text:p text:style-name="P12">identsym</text:p>
          </table:table-cell>
          <table:table-cell table:style-name="Table1.A2" office:value-type="string">
            <text:p text:style-name="P12">2</text:p>
          </table:table-cell>
          <table:table-cell table:style-name="Table1.D2" office:value-type="string">
            <text:p text:style-name="P13">constant, variable, and procedure identifiers</text:p>
          </table:table-cell>
        </table:table-row>
        <table:table-row table:style-name="Table1.1">
          <table:table-cell table:style-name="Table1.A2" office:value-type="string">
            <text:p text:style-name="P12"/>
          </table:table-cell>
          <table:table-cell table:style-name="Table1.A2" office:value-type="string">
            <text:p text:style-name="P12">numbersym</text:p>
          </table:table-cell>
          <table:table-cell table:style-name="Table1.A2" office:value-type="string">
            <text:p text:style-name="P12">3</text:p>
          </table:table-cell>
          <table:table-cell table:style-name="Table1.D2" office:value-type="string">
            <text:p text:style-name="P13">number literals</text:p>
          </table:table-cell>
        </table:table-row>
        <table:table-row table:style-name="Table1.1">
          <table:table-cell table:style-name="Table1.A2" office:value-type="string">
            <text:p text:style-name="P12">+</text:p>
          </table:table-cell>
          <table:table-cell table:style-name="Table1.A2" office:value-type="string">
            <text:p text:style-name="P12">plussym</text:p>
          </table:table-cell>
          <table:table-cell table:style-name="Table1.A2" office:value-type="string">
            <text:p text:style-name="P12">4</text:p>
          </table:table-cell>
          <table:table-cell table:style-name="Table1.D2" office:value-type="string">
            <text:p text:style-name="P13">addition in expressions</text:p>
          </table:table-cell>
        </table:table-row>
        <table:table-row table:style-name="Table1.1">
          <table:table-cell table:style-name="Table1.A2" office:value-type="string">
            <text:p text:style-name="P12">-</text:p>
          </table:table-cell>
          <table:table-cell table:style-name="Table1.A2" office:value-type="string">
            <text:p text:style-name="P12">minussym</text:p>
          </table:table-cell>
          <table:table-cell table:style-name="Table1.A2" office:value-type="string">
            <text:p text:style-name="P12">5</text:p>
          </table:table-cell>
          <table:table-cell table:style-name="Table1.D2" office:value-type="string">
            <text:p text:style-name="P13">subtraction in expressions</text:p>
          </table:table-cell>
        </table:table-row>
        <table:table-row table:style-name="Table1.1">
          <table:table-cell table:style-name="Table1.A2" office:value-type="string">
            <text:p text:style-name="P12">*</text:p>
          </table:table-cell>
          <table:table-cell table:style-name="Table1.A2" office:value-type="string">
            <text:p text:style-name="P12">multsym</text:p>
          </table:table-cell>
          <table:table-cell table:style-name="Table1.A2" office:value-type="string">
            <text:p text:style-name="P12">6</text:p>
          </table:table-cell>
          <table:table-cell table:style-name="Table1.D2" office:value-type="string">
            <text:p text:style-name="P13">multiplication in expressions</text:p>
          </table:table-cell>
        </table:table-row>
        <table:table-row table:style-name="Table1.1">
          <table:table-cell table:style-name="Table1.A2" office:value-type="string">
            <text:p text:style-name="P12">/</text:p>
          </table:table-cell>
          <table:table-cell table:style-name="Table1.A2" office:value-type="string">
            <text:p text:style-name="P12">slashsym</text:p>
          </table:table-cell>
          <table:table-cell table:style-name="Table1.A2" office:value-type="string">
            <text:p text:style-name="P12">7</text:p>
          </table:table-cell>
          <table:table-cell table:style-name="Table1.D2" office:value-type="string">
            <text:p text:style-name="P13">division in expressions</text:p>
          </table:table-cell>
        </table:table-row>
        <table:table-row table:style-name="Table1.1">
          <table:table-cell table:style-name="Table1.A2" office:value-type="string">
            <text:p text:style-name="P12">odd</text:p>
          </table:table-cell>
          <table:table-cell table:style-name="Table1.A2" office:value-type="string">
            <text:p text:style-name="P12">oddsym</text:p>
          </table:table-cell>
          <table:table-cell table:style-name="Table1.A2" office:value-type="string">
            <text:p text:style-name="P12">8</text:p>
          </table:table-cell>
          <table:table-cell table:style-name="Table1.D2" office:value-type="string">
            <text:p text:style-name="P13">determining if an expression is odd</text:p>
          </table:table-cell>
        </table:table-row>
        <table:table-row table:style-name="Table1.1">
          <table:table-cell table:style-name="Table1.A2" office:value-type="string">
            <text:p text:style-name="P12">=</text:p>
          </table:table-cell>
          <table:table-cell table:style-name="Table1.A2" office:value-type="string">
            <text:p text:style-name="P12">eqlsym</text:p>
          </table:table-cell>
          <table:table-cell table:style-name="Table1.A2" office:value-type="string">
            <text:p text:style-name="P12">9</text:p>
          </table:table-cell>
          <table:table-cell table:style-name="Table1.D2" office:value-type="string">
            <text:p text:style-name="P13">constant definitions, checking the equality of two expressions</text:p>
          </table:table-cell>
        </table:table-row>
        <text:soft-page-break/>
        <table:table-row table:style-name="Table1.1">
          <table:table-cell table:style-name="Table1.A2" office:value-type="string">
            <text:p text:style-name="P12">&lt;&gt;</text:p>
          </table:table-cell>
          <table:table-cell table:style-name="Table1.A2" office:value-type="string">
            <text:p text:style-name="P12">neqsym</text:p>
          </table:table-cell>
          <table:table-cell table:style-name="Table1.A2" office:value-type="string">
            <text:p text:style-name="P12">10</text:p>
          </table:table-cell>
          <table:table-cell table:style-name="Table1.D2" office:value-type="string">
            <text:p text:style-name="P13">checking that two expressions are not equal</text:p>
          </table:table-cell>
        </table:table-row>
        <table:table-row table:style-name="Table1.1">
          <table:table-cell table:style-name="Table1.A2" office:value-type="string">
            <text:p text:style-name="P12">&lt;</text:p>
          </table:table-cell>
          <table:table-cell table:style-name="Table1.A2" office:value-type="string">
            <text:p text:style-name="P12">lessym</text:p>
          </table:table-cell>
          <table:table-cell table:style-name="Table1.A2" office:value-type="string">
            <text:p text:style-name="P12">11</text:p>
          </table:table-cell>
          <table:table-cell table:style-name="Table1.D2" office:value-type="string">
            <text:p text:style-name="P13">checking that the left expression is less than the right expression</text:p>
          </table:table-cell>
        </table:table-row>
        <table:table-row table:style-name="Table1.1">
          <table:table-cell table:style-name="Table1.A2" office:value-type="string">
            <text:p text:style-name="P12">&lt;=</text:p>
          </table:table-cell>
          <table:table-cell table:style-name="Table1.A2" office:value-type="string">
            <text:p text:style-name="P12">leqsym</text:p>
          </table:table-cell>
          <table:table-cell table:style-name="Table1.A2" office:value-type="string">
            <text:p text:style-name="P12">12</text:p>
          </table:table-cell>
          <table:table-cell table:style-name="Table1.D2" office:value-type="string">
            <text:p text:style-name="P13">checking that the left expression is less than or equal to the right expression</text:p>
          </table:table-cell>
        </table:table-row>
        <table:table-row table:style-name="Table1.1">
          <table:table-cell table:style-name="Table1.A2" office:value-type="string">
            <text:p text:style-name="P12">&gt;</text:p>
          </table:table-cell>
          <table:table-cell table:style-name="Table1.A2" office:value-type="string">
            <text:p text:style-name="P12">gtrsym</text:p>
          </table:table-cell>
          <table:table-cell table:style-name="Table1.A2" office:value-type="string">
            <text:p text:style-name="P12">13</text:p>
          </table:table-cell>
          <table:table-cell table:style-name="Table1.D2" office:value-type="string">
            <text:p text:style-name="P13">checking that the left expression is greater than the right expression</text:p>
          </table:table-cell>
        </table:table-row>
        <table:table-row table:style-name="Table1.1">
          <table:table-cell table:style-name="Table1.A2" office:value-type="string">
            <text:p text:style-name="P12">&gt;=</text:p>
          </table:table-cell>
          <table:table-cell table:style-name="Table1.A2" office:value-type="string">
            <text:p text:style-name="P12">geqsym</text:p>
          </table:table-cell>
          <table:table-cell table:style-name="Table1.A2" office:value-type="string">
            <text:p text:style-name="P12">14</text:p>
          </table:table-cell>
          <table:table-cell table:style-name="Table1.D2" office:value-type="string">
            <text:p text:style-name="P13">checking that the left expression is greater than or equal to the right expression</text:p>
          </table:table-cell>
        </table:table-row>
        <table:table-row table:style-name="Table1.1">
          <table:table-cell table:style-name="Table1.A2" office:value-type="string">
            <text:p text:style-name="P12">(</text:p>
          </table:table-cell>
          <table:table-cell table:style-name="Table1.A2" office:value-type="string">
            <text:p text:style-name="P12">lparentsym</text:p>
          </table:table-cell>
          <table:table-cell table:style-name="Table1.A2" office:value-type="string">
            <text:p text:style-name="P12">15</text:p>
          </table:table-cell>
          <table:table-cell table:style-name="Table1.D2" office:value-type="string">
            <text:p text:style-name="P13">begin a factor</text:p>
          </table:table-cell>
        </table:table-row>
        <table:table-row table:style-name="Table1.1">
          <table:table-cell table:style-name="Table1.A2" office:value-type="string">
            <text:p text:style-name="P12">)</text:p>
          </table:table-cell>
          <table:table-cell table:style-name="Table1.A2" office:value-type="string">
            <text:p text:style-name="P12">rparentsym</text:p>
          </table:table-cell>
          <table:table-cell table:style-name="Table1.A2" office:value-type="string">
            <text:p text:style-name="P12">16</text:p>
          </table:table-cell>
          <table:table-cell table:style-name="Table1.D2" office:value-type="string">
            <text:p text:style-name="P13">end a factor</text:p>
          </table:table-cell>
        </table:table-row>
        <table:table-row table:style-name="Table1.1">
          <table:table-cell table:style-name="Table1.A2" office:value-type="string">
            <text:p text:style-name="P12">,</text:p>
          </table:table-cell>
          <table:table-cell table:style-name="Table1.A2" office:value-type="string">
            <text:p text:style-name="P12">commasym</text:p>
          </table:table-cell>
          <table:table-cell table:style-name="Table1.A2" office:value-type="string">
            <text:p text:style-name="P12">17</text:p>
          </table:table-cell>
          <table:table-cell table:style-name="Table1.D2" office:value-type="string">
            <text:p text:style-name="P13">separate constant, variable identifiers in their respective declarations</text:p>
          </table:table-cell>
        </table:table-row>
        <table:table-row table:style-name="Table1.1">
          <table:table-cell table:style-name="Table1.A2" office:value-type="string">
            <text:p text:style-name="P12">;</text:p>
          </table:table-cell>
          <table:table-cell table:style-name="Table1.A2" office:value-type="string">
            <text:p text:style-name="P12">semicolomsym</text:p>
          </table:table-cell>
          <table:table-cell table:style-name="Table1.A2" office:value-type="string">
            <text:p text:style-name="P12">18</text:p>
          </table:table-cell>
          <table:table-cell table:style-name="Table1.D2" office:value-type="string">
            <text:p text:style-name="P13">end statements</text:p>
          </table:table-cell>
        </table:table-row>
        <table:table-row table:style-name="Table1.1">
          <table:table-cell table:style-name="Table1.A2" office:value-type="string">
            <text:p text:style-name="P12">.</text:p>
          </table:table-cell>
          <table:table-cell table:style-name="Table1.A2" office:value-type="string">
            <text:p text:style-name="P12">periodsym</text:p>
          </table:table-cell>
          <table:table-cell table:style-name="Table1.A2" office:value-type="string">
            <text:p text:style-name="P12">19</text:p>
          </table:table-cell>
          <table:table-cell table:style-name="Table1.D2" office:value-type="string">
            <text:p text:style-name="P13">end of program</text:p>
          </table:table-cell>
        </table:table-row>
        <table:table-row table:style-name="Table1.1">
          <table:table-cell table:style-name="Table1.A2" office:value-type="string">
            <text:p text:style-name="P12">:=</text:p>
          </table:table-cell>
          <table:table-cell table:style-name="Table1.A2" office:value-type="string">
            <text:p text:style-name="P12">becomessym</text:p>
          </table:table-cell>
          <table:table-cell table:style-name="Table1.A2" office:value-type="string">
            <text:p text:style-name="P12">20</text:p>
          </table:table-cell>
          <table:table-cell table:style-name="Table1.D2" office:value-type="string">
            <text:p text:style-name="P13">variable assignments</text:p>
          </table:table-cell>
        </table:table-row>
        <table:table-row table:style-name="Table1.1">
          <table:table-cell table:style-name="Table1.A2" office:value-type="string">
            <text:p text:style-name="P12">begin</text:p>
          </table:table-cell>
          <table:table-cell table:style-name="Table1.A2" office:value-type="string">
            <text:p text:style-name="P12">beginsym</text:p>
          </table:table-cell>
          <table:table-cell table:style-name="Table1.A2" office:value-type="string">
            <text:p text:style-name="P12">21</text:p>
          </table:table-cell>
          <table:table-cell table:style-name="Table1.D2" office:value-type="string">
            <text:p text:style-name="P13">begin a block of statements</text:p>
          </table:table-cell>
        </table:table-row>
        <table:table-row table:style-name="Table1.1">
          <table:table-cell table:style-name="Table1.A2" office:value-type="string">
            <text:p text:style-name="P12">end</text:p>
          </table:table-cell>
          <table:table-cell table:style-name="Table1.A2" office:value-type="string">
            <text:p text:style-name="P12">endsym</text:p>
          </table:table-cell>
          <table:table-cell table:style-name="Table1.A2" office:value-type="string">
            <text:p text:style-name="P12">22</text:p>
          </table:table-cell>
          <table:table-cell table:style-name="Table1.D2" office:value-type="string">
            <text:p text:style-name="P13">end a block of statements</text:p>
          </table:table-cell>
        </table:table-row>
        <table:table-row table:style-name="Table1.1">
          <table:table-cell table:style-name="Table1.A2" office:value-type="string">
            <text:p text:style-name="P12">if</text:p>
          </table:table-cell>
          <table:table-cell table:style-name="Table1.A2" office:value-type="string">
            <text:p text:style-name="P12">ifsym</text:p>
          </table:table-cell>
          <table:table-cell table:style-name="Table1.A2" office:value-type="string">
            <text:p text:style-name="P12">23</text:p>
          </table:table-cell>
          <table:table-cell table:style-name="Table1.D2" office:value-type="string">
            <text:p text:style-name="P13">begin an if-then statement, followed by a condition</text:p>
          </table:table-cell>
        </table:table-row>
        <table:table-row table:style-name="Table1.1">
          <table:table-cell table:style-name="Table1.A2" office:value-type="string">
            <text:p text:style-name="P12">then</text:p>
          </table:table-cell>
          <table:table-cell table:style-name="Table1.A2" office:value-type="string">
            <text:p text:style-name="P12">thensym</text:p>
          </table:table-cell>
          <table:table-cell table:style-name="Table1.A2" office:value-type="string">
            <text:p text:style-name="P12">24</text:p>
          </table:table-cell>
          <table:table-cell table:style-name="Table1.D2" office:value-type="string">
            <text:p text:style-name="P13">part of if-then, followed by a statement</text:p>
          </table:table-cell>
        </table:table-row>
        <table:table-row table:style-name="Table1.1">
          <table:table-cell table:style-name="Table1.A2" office:value-type="string">
            <text:p text:style-name="P12">while</text:p>
          </table:table-cell>
          <table:table-cell table:style-name="Table1.A2" office:value-type="string">
            <text:p text:style-name="P12">whilesym</text:p>
          </table:table-cell>
          <table:table-cell table:style-name="Table1.A2" office:value-type="string">
            <text:p text:style-name="P12">25</text:p>
          </table:table-cell>
          <table:table-cell table:style-name="Table1.D2" office:value-type="string">
            <text:p text:style-name="P13">begin while loop, followed by a condition</text:p>
          </table:table-cell>
        </table:table-row>
        <table:table-row table:style-name="Table1.1">
          <table:table-cell table:style-name="Table1.A2" office:value-type="string">
            <text:p text:style-name="P12">do</text:p>
          </table:table-cell>
          <table:table-cell table:style-name="Table1.A2" office:value-type="string">
            <text:p text:style-name="P12">dosym</text:p>
          </table:table-cell>
          <table:table-cell table:style-name="Table1.A2" office:value-type="string">
            <text:p text:style-name="P12">26</text:p>
          </table:table-cell>
          <table:table-cell table:style-name="Table1.D2" office:value-type="string">
            <text:p text:style-name="P13">part of while loop, followed by a statement</text:p>
          </table:table-cell>
        </table:table-row>
        <table:table-row table:style-name="Table1.1">
          <table:table-cell table:style-name="Table1.A2" office:value-type="string">
            <text:p text:style-name="P12">call</text:p>
          </table:table-cell>
          <table:table-cell table:style-name="Table1.A2" office:value-type="string">
            <text:p text:style-name="P12">callsym</text:p>
          </table:table-cell>
          <table:table-cell table:style-name="Table1.A2" office:value-type="string">
            <text:p text:style-name="P12">27</text:p>
          </table:table-cell>
          <table:table-cell table:style-name="Table1.D2" office:value-type="string">
            <text:p text:style-name="P13">calls a procedure</text:p>
          </table:table-cell>
        </table:table-row>
        <table:table-row table:style-name="Table1.1">
          <table:table-cell table:style-name="Table1.A2" office:value-type="string">
            <text:p text:style-name="P12">const</text:p>
          </table:table-cell>
          <table:table-cell table:style-name="Table1.A2" office:value-type="string">
            <text:p text:style-name="P12">constsym</text:p>
          </table:table-cell>
          <table:table-cell table:style-name="Table1.A2" office:value-type="string">
            <text:p text:style-name="P12">28</text:p>
          </table:table-cell>
          <table:table-cell table:style-name="Table1.D2" office:value-type="string">
            <text:p text:style-name="P13">begin constant declarations</text:p>
          </table:table-cell>
        </table:table-row>
        <table:table-row table:style-name="Table1.1">
          <table:table-cell table:style-name="Table1.A2" office:value-type="string">
            <text:p text:style-name="P12">int</text:p>
          </table:table-cell>
          <table:table-cell table:style-name="Table1.A2" office:value-type="string">
            <text:p text:style-name="P12">intsym</text:p>
          </table:table-cell>
          <table:table-cell table:style-name="Table1.A2" office:value-type="string">
            <text:p text:style-name="P12">29</text:p>
          </table:table-cell>
          <table:table-cell table:style-name="Table1.D2" office:value-type="string">
            <text:p text:style-name="P13">begin integer declarations</text:p>
          </table:table-cell>
        </table:table-row>
        <table:table-row table:style-name="Table1.1">
          <table:table-cell table:style-name="Table1.A2" office:value-type="string">
            <text:p text:style-name="P12">procedure</text:p>
          </table:table-cell>
          <table:table-cell table:style-name="Table1.A2" office:value-type="string">
            <text:p text:style-name="P12">procsym</text:p>
          </table:table-cell>
          <table:table-cell table:style-name="Table1.A2" office:value-type="string">
            <text:p text:style-name="P12">30</text:p>
          </table:table-cell>
          <table:table-cell table:style-name="Table1.D2" office:value-type="string">
            <text:p text:style-name="P13">begin a procedure declaration</text:p>
          </table:table-cell>
        </table:table-row>
        <table:table-row table:style-name="Table1.1">
          <table:table-cell table:style-name="Table1.A2" office:value-type="string">
            <text:p text:style-name="P12">out</text:p>
          </table:table-cell>
          <table:table-cell table:style-name="Table1.A2" office:value-type="string">
            <text:p text:style-name="P12">outsym</text:p>
          </table:table-cell>
          <table:table-cell table:style-name="Table1.A2" office:value-type="string">
            <text:p text:style-name="P12">31</text:p>
          </table:table-cell>
          <table:table-cell table:style-name="Table1.D2" office:value-type="string">
            <text:p text:style-name="P13">output the value of an expression</text:p>
          </table:table-cell>
        </table:table-row>
        <table:table-row table:style-name="Table1.1">
          <table:table-cell table:style-name="Table1.A2" office:value-type="string">
            <text:p text:style-name="P12">in</text:p>
          </table:table-cell>
          <table:table-cell table:style-name="Table1.A2" office:value-type="string">
            <text:p text:style-name="P12">insym</text:p>
          </table:table-cell>
          <table:table-cell table:style-name="Table1.A2" office:value-type="string">
            <text:p text:style-name="P12">32</text:p>
          </table:table-cell>
          <table:table-cell table:style-name="Table1.D2" office:value-type="string">
            <text:p text:style-name="P13">ask the user to input a value and assign it to a variable</text:p>
          </table:table-cell>
        </table:table-row>
        <table:table-row table:style-name="Table1.1">
          <table:table-cell table:style-name="Table1.A34" office:value-type="string">
            <text:p text:style-name="P12">else</text:p>
          </table:table-cell>
          <table:table-cell table:style-name="Table1.A34" office:value-type="string">
            <text:p text:style-name="P12">elsesym</text:p>
          </table:table-cell>
          <table:table-cell table:style-name="Table1.A34" office:value-type="string">
            <text:p text:style-name="P12">33</text:p>
          </table:table-cell>
          <table:table-cell table:style-name="Table1.D34" office:value-type="string">
            <text:p text:style-name="P13">optionally follows if-then statements</text:p>
          </table:table-cell>
        </table:table-row>
      </table:table>
      <text:p text:style-name="P16">Table <text:sequence text:ref-name="refTable0" text:name="Table" text:formula="ooow:Table+1" style:num-format="1">1</text:sequence>: Complete List of Reserved Words and Tokens</text:p>
      <text:h text:style-name="P24" text:outline-level="2">3.3 Error Code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Error Number</text:p>
          </table:table-cell>
          <table:table-cell table:style-name="Table2.A1" office:value-type="string">
            <text:p text:style-name="Table_20_Heading">Error Message</text:p>
          </table:table-cell>
          <table:table-cell table:style-name="Table2.C1" office:value-type="string">
            <text:p text:style-name="Table_20_Heading">Comments/Suggestions</text:p>
          </table:table-cell>
        </table:table-row>
        <table:table-row table:style-name="Table2.1">
          <table:table-cell table:style-name="Table2.A2" office:value-type="string">
            <text:p text:style-name="P12">0</text:p>
          </table:table-cell>
          <table:table-cell table:style-name="Table2.A2" office:value-type="string">
            <text:p text:style-name="Text_20_body">No errors, program is syntactically correct.</text:p>
          </table:table-cell>
          <table:table-cell table:style-name="Table2.C2" office:value-type="string">
            <text:p text:style-name="Table_20_Contents">N/A</text:p>
          </table:table-cell>
        </table:table-row>
        <table:table-row table:style-name="Table2.1">
          <table:table-cell table:style-name="Table2.A2" office:value-type="string">
            <text:p text:style-name="P12">1</text:p>
          </table:table-cell>
          <table:table-cell table:style-name="Table2.A2" office:value-type="string">
            <text:p text:style-name="Text_20_body">Use = instead of :=.</text:p>
          </table:table-cell>
          <table:table-cell table:style-name="Table2.C2" office:value-type="string">
            <text:p text:style-name="Table_20_Contents">You tried to assign a value to a variable using =.</text:p>
          </table:table-cell>
        </table:table-row>
        <table:table-row table:style-name="Table2.1">
          <table:table-cell table:style-name="Table2.A2" office:value-type="string">
            <text:p text:style-name="P12">2</text:p>
          </table:table-cell>
          <table:table-cell table:style-name="Table2.A2" office:value-type="string">
            <text:p text:style-name="Text_20_body">= must be followed by a number.</text:p>
          </table:table-cell>
          <table:table-cell table:style-name="Table2.C2" office:value-type="string">
            <text:p text:style-name="Table_20_Contents">Syntax error near constant declarations or in a conditional expression.</text:p>
          </table:table-cell>
        </table:table-row>
        <table:table-row table:style-name="Table2.1">
          <table:table-cell table:style-name="Table2.A2" office:value-type="string">
            <text:p text:style-name="P12">3</text:p>
          </table:table-cell>
          <table:table-cell table:style-name="Table2.A2" office:value-type="string">
            <text:p text:style-name="Text_20_body">Identifier must be followed by =.</text:p>
          </table:table-cell>
          <table:table-cell table:style-name="Table2.C2" office:value-type="string">
            <text:p text:style-name="Table_20_Contents">Syntax error near constant declarations.</text:p>
          </table:table-cell>
        </table:table-row>
        <table:table-row table:style-name="Table2.1">
          <table:table-cell table:style-name="Table2.A2" office:value-type="string">
            <text:p text:style-name="P12">4</text:p>
          </table:table-cell>
          <table:table-cell table:style-name="Table2.A2" office:value-type="string">
            <text:p text:style-name="Text_20_body">const, int, procedure must be followed by identifier.</text:p>
          </table:table-cell>
          <table:table-cell table:style-name="Table2.C2" office:value-type="string">
            <text:p text:style-name="Table_20_Contents">Syntax error near constant, variable, or procedure declarations.</text:p>
          </table:table-cell>
        </table:table-row>
        <table:table-row table:style-name="Table2.1">
          <table:table-cell table:style-name="Table2.A2" office:value-type="string">
            <text:p text:style-name="P12">5</text:p>
          </table:table-cell>
          <table:table-cell table:style-name="Table2.A2" office:value-type="string">
            <text:p text:style-name="Text_20_body">Semicolon or comma missing.</text:p>
          </table:table-cell>
          <table:table-cell table:style-name="Table2.C2" office:value-type="string">
            <text:p text:style-name="Table_20_Contents">You missed a semicolon or a comma somewhere. Also check that you aren’t adding extra semicolons to if-then-else and while-do’s.</text:p>
          </table:table-cell>
        </table:table-row>
        <table:table-row table:style-name="Table2.1">
          <table:table-cell table:style-name="Table2.A2" office:value-type="string">
            <text:p text:style-name="P12">6</text:p>
          </table:table-cell>
          <table:table-cell table:style-name="Table2.A2" office:value-type="string">
            <text:p text:style-name="Text_20_body">Incorrect symbol after procedure declaration.</text:p>
          </table:table-cell>
          <table:table-cell table:style-name="Table2.C2" office:value-type="string">
            <text:p text:style-name="Table_20_Contents">Not currently used.</text:p>
          </table:table-cell>
        </table:table-row>
        <table:table-row table:style-name="Table2.1">
          <table:table-cell table:style-name="Table2.A2" office:value-type="string">
            <text:p text:style-name="P12">7</text:p>
          </table:table-cell>
          <table:table-cell table:style-name="Table2.A2" office:value-type="string">
            <text:p text:style-name="Text_20_body">Statement expected.</text:p>
          </table:table-cell>
          <table:table-cell table:style-name="Table2.C2" office:value-type="string">
            <text:p text:style-name="Table_20_Contents">Not currently used.</text:p>
          </table:table-cell>
        </table:table-row>
        <table:table-row table:style-name="Table2.1">
          <table:table-cell table:style-name="Table2.A2" office:value-type="string">
            <text:p text:style-name="P12">8</text:p>
          </table:table-cell>
          <table:table-cell table:style-name="Table2.A2" office:value-type="string">
            <text:p text:style-name="Text_20_body">Incorrect symbol after statement part in block.</text:p>
          </table:table-cell>
          <table:table-cell table:style-name="Table2.C2" office:value-type="string">
            <text:p text:style-name="Table_20_Contents">Not currently used.</text:p>
          </table:table-cell>
        </table:table-row>
        <table:table-row table:style-name="Table2.1">
          <table:table-cell table:style-name="Table2.A2" office:value-type="string">
            <text:p text:style-name="P12">9</text:p>
          </table:table-cell>
          <table:table-cell table:style-name="Table2.A2" office:value-type="string">
            <text:p text:style-name="Text_20_body">Period expected.</text:p>
          </table:table-cell>
          <table:table-cell table:style-name="Table2.C2" office:value-type="string">
            <text:p text:style-name="Table_20_Contents">Missed a period at the end of the program.</text:p>
          </table:table-cell>
        </table:table-row>
        <table:table-row table:style-name="Table2.1">
          <table:table-cell table:style-name="Table2.A2" office:value-type="string">
            <text:p text:style-name="P12">10</text:p>
          </table:table-cell>
          <table:table-cell table:style-name="Table2.A2" office:value-type="string">
            <text:p text:style-name="Text_20_body">Semicolon between statements missing.</text:p>
          </table:table-cell>
          <table:table-cell table:style-name="Table2.C2" office:value-type="string">
            <text:p text:style-name="Table_20_Contents">Except for the last one in a block, every statement needs to end with a semicolon.</text:p>
          </table:table-cell>
        </table:table-row>
        <table:table-row table:style-name="Table2.1">
          <table:table-cell table:style-name="Table2.A2" office:value-type="string">
            <text:p text:style-name="P12">11</text:p>
          </table:table-cell>
          <table:table-cell table:style-name="Table2.A2" office:value-type="string">
            <text:p text:style-name="Text_20_body">Undeclared identifier.</text:p>
          </table:table-cell>
          <table:table-cell table:style-name="Table2.C2" office:value-type="string">
            <text:p text:style-name="Table_20_Contents">You tried to use an undeclared constant, variable, or procedure, or you tried to access something that is outside of your scope.</text:p>
          </table:table-cell>
        </table:table-row>
        <table:table-row table:style-name="Table2.1">
          <table:table-cell table:style-name="Table2.A2" office:value-type="string">
            <text:p text:style-name="P12">12</text:p>
          </table:table-cell>
          <table:table-cell table:style-name="Table2.A2" office:value-type="string">
            <text:p text:style-name="Text_20_body">Assignment to constant or procedure is not allowed.</text:p>
          </table:table-cell>
          <table:table-cell table:style-name="Table2.C2" office:value-type="string">
            <text:p text:style-name="Table_20_Contents">You tried to assign a value to a constant or a procedure. Check your variable names.</text:p>
          </table:table-cell>
        </table:table-row>
        <table:table-row table:style-name="Table2.1">
          <table:table-cell table:style-name="Table2.A2" office:value-type="string">
            <text:p text:style-name="P12">13</text:p>
          </table:table-cell>
          <table:table-cell table:style-name="Table2.A2" office:value-type="string">
            <text:p text:style-name="Text_20_body">Assignment operator expected.</text:p>
          </table:table-cell>
          <table:table-cell table:style-name="Table2.C2" office:value-type="string">
            <text:p text:style-name="Table_20_Contents">You began a statement with an identifier, but it wasn’t followed by an assignment operator (:=).</text:p>
          </table:table-cell>
        </table:table-row>
        <table:table-row table:style-name="Table2.1">
          <table:table-cell table:style-name="Table2.A2" office:value-type="string">
            <text:p text:style-name="P12">14</text:p>
          </table:table-cell>
          <table:table-cell table:style-name="Table2.A2" office:value-type="string">
            <text:p text:style-name="Text_20_body">call must be followed by an identifier.</text:p>
          </table:table-cell>
          <table:table-cell table:style-name="Table2.C2" office:value-type="string">
            <text:p text:style-name="Table_20_Contents">You used call, but you didn’t include the procedure name.</text:p>
          </table:table-cell>
        </table:table-row>
        <table:table-row table:style-name="Table2.17">
          <table:table-cell table:style-name="Table2.A2" office:value-type="string">
            <text:p text:style-name="P12">15</text:p>
          </table:table-cell>
          <table:table-cell table:style-name="Table2.A2" office:value-type="string">
            <text:p text:style-name="Text_20_body">Call of a constant or variable is meaningless.</text:p>
          </table:table-cell>
          <table:table-cell table:style-name="Table2.C2" office:value-type="string">
            <text:p text:style-name="Table_20_Contents">You tried to call a constant or a variable, which is meaningless.</text:p>
          </table:table-cell>
        </table:table-row>
        <table:table-row table:style-name="Table2.1">
          <table:table-cell table:style-name="Table2.A2" office:value-type="string">
            <text:p text:style-name="P12">16</text:p>
          </table:table-cell>
          <table:table-cell table:style-name="Table2.A2" office:value-type="string">
            <text:p text:style-name="Text_20_body">then expected.</text:p>
          </table:table-cell>
          <table:table-cell table:style-name="Table2.C2" office:value-type="string">
            <text:p text:style-name="Table_20_Contents">if [condition] must be followed by then [statement].</text:p>
          </table:table-cell>
        </table:table-row>
        <table:table-row table:style-name="Table2.1">
          <table:table-cell table:style-name="Table2.A2" office:value-type="string">
            <text:p text:style-name="P12">17</text:p>
          </table:table-cell>
          <table:table-cell table:style-name="Table2.A2" office:value-type="string">
            <text:p text:style-name="Text_20_body">Semicolon or end expected.</text:p>
          </table:table-cell>
          <table:table-cell table:style-name="Table2.C2" office:value-type="string">
            <text:p text:style-name="Table_20_Contents">Not currently used.</text:p>
          </table:table-cell>
        </table:table-row>
        <text:soft-page-break/>
        <table:table-row table:style-name="Table2.1">
          <table:table-cell table:style-name="Table2.A2" office:value-type="string">
            <text:p text:style-name="P12">18</text:p>
          </table:table-cell>
          <table:table-cell table:style-name="Table2.A2" office:value-type="string">
            <text:p text:style-name="Text_20_body">do expected.</text:p>
          </table:table-cell>
          <table:table-cell table:style-name="Table2.C2" office:value-type="string">
            <text:p text:style-name="Table_20_Contents">while [condition] must be followed by do [statement].</text:p>
          </table:table-cell>
        </table:table-row>
        <table:table-row table:style-name="Table2.1">
          <table:table-cell table:style-name="Table2.A2" office:value-type="string">
            <text:p text:style-name="P12">19</text:p>
          </table:table-cell>
          <table:table-cell table:style-name="Table2.A2" office:value-type="string">
            <text:p text:style-name="Text_20_body">Incorrect symbol following statement.</text:p>
          </table:table-cell>
          <table:table-cell table:style-name="Table2.C2" office:value-type="string">
            <text:p text:style-name="Table_20_Contents">Not currently used.</text:p>
          </table:table-cell>
        </table:table-row>
        <table:table-row table:style-name="Table2.1">
          <table:table-cell table:style-name="Table2.A2" office:value-type="string">
            <text:p text:style-name="P12">20</text:p>
          </table:table-cell>
          <table:table-cell table:style-name="Table2.A2" office:value-type="string">
            <text:p text:style-name="Text_20_body">Relational operator expected.</text:p>
          </table:table-cell>
          <table:table-cell table:style-name="Table2.C2" office:value-type="string">
            <text:p text:style-name="Table_20_Contents">In a conditional expression, you are missing a relational operator.</text:p>
          </table:table-cell>
        </table:table-row>
        <table:table-row table:style-name="Table2.1">
          <table:table-cell table:style-name="Table2.A2" office:value-type="string">
            <text:p text:style-name="P12">21</text:p>
          </table:table-cell>
          <table:table-cell table:style-name="Table2.A2" office:value-type="string">
            <text:p text:style-name="Text_20_body">Expression must not contain a procedure identifier.</text:p>
          </table:table-cell>
          <table:table-cell table:style-name="Table2.C2" office:value-type="string">
            <text:p text:style-name="Table_20_Contents">You cannot use procedures in expressions (since they do not return or represent values).</text:p>
          </table:table-cell>
        </table:table-row>
        <table:table-row table:style-name="Table2.1">
          <table:table-cell table:style-name="Table2.A2" office:value-type="string">
            <text:p text:style-name="P12">22</text:p>
          </table:table-cell>
          <table:table-cell table:style-name="Table2.A2" office:value-type="string">
            <text:p text:style-name="Text_20_body">Right parenthesis missing.</text:p>
          </table:table-cell>
          <table:table-cell table:style-name="Table2.C2" office:value-type="string">
            <text:p text:style-name="Table_20_Contents">Missing the right parenthesis at the end of a factor.</text:p>
          </table:table-cell>
        </table:table-row>
        <table:table-row table:style-name="Table2.1">
          <table:table-cell table:style-name="Table2.A2" office:value-type="string">
            <text:p text:style-name="P12">23</text:p>
          </table:table-cell>
          <table:table-cell table:style-name="Table2.A2" office:value-type="string">
            <text:p text:style-name="Text_20_body">The preceding factor cannot begin with this symbol.</text:p>
          </table:table-cell>
          <table:table-cell table:style-name="Table2.C2" office:value-type="string">
            <text:p text:style-name="Table_20_Contents">There is something wrong with a factor used in an expression.</text:p>
          </table:table-cell>
        </table:table-row>
        <table:table-row table:style-name="Table2.1">
          <table:table-cell table:style-name="Table2.A2" office:value-type="string">
            <text:p text:style-name="P12">24</text:p>
          </table:table-cell>
          <table:table-cell table:style-name="Table2.A2" office:value-type="string">
            <text:p text:style-name="Text_20_body">An expression cannot begin with this symbol.</text:p>
          </table:table-cell>
          <table:table-cell table:style-name="Table2.C2" office:value-type="string">
            <text:p text:style-name="Table_20_Contents">Not currently used.</text:p>
          </table:table-cell>
        </table:table-row>
        <table:table-row table:style-name="Table2.1">
          <table:table-cell table:style-name="Table2.A2" office:value-type="string">
            <text:p text:style-name="P12">25</text:p>
          </table:table-cell>
          <table:table-cell table:style-name="Table2.A2" office:value-type="string">
            <text:p text:style-name="Text_20_body">This number is too large.</text:p>
          </table:table-cell>
          <table:table-cell table:style-name="Table2.C2" office:value-type="string">
            <text:p text:style-name="Table_20_Contents">Code generator exceeded the maximum number of lines of code.</text:p>
          </table:table-cell>
        </table:table-row>
        <table:table-row table:style-name="Table2.1">
          <table:table-cell table:style-name="Table2.A2" office:value-type="string">
            <text:p text:style-name="P12">26</text:p>
          </table:table-cell>
          <table:table-cell table:style-name="Table2.A2" office:value-type="string">
            <text:p text:style-name="Text_20_body">out must be followed by an expression.</text:p>
          </table:table-cell>
          <table:table-cell table:style-name="Table2.C2" office:value-type="string">
            <text:p text:style-name="Table_20_Contents">You used out, but didn’t specify anything to output.</text:p>
          </table:table-cell>
        </table:table-row>
        <table:table-row table:style-name="Table2.1">
          <table:table-cell table:style-name="Table2.A2" office:value-type="string">
            <text:p text:style-name="P12">27</text:p>
          </table:table-cell>
          <table:table-cell table:style-name="Table2.A2" office:value-type="string">
            <text:p text:style-name="Text_20_body">in must be followed by an identifier.</text:p>
          </table:table-cell>
          <table:table-cell table:style-name="Table2.C2" office:value-type="string">
            <text:p text:style-name="Table_20_Contents">You used in, but you didn’t specify what variable to assign it to.</text:p>
          </table:table-cell>
        </table:table-row>
        <table:table-row table:style-name="Table2.1">
          <table:table-cell table:style-name="Table2.A2" office:value-type="string">
            <text:p text:style-name="P12">28</text:p>
          </table:table-cell>
          <table:table-cell table:style-name="Table2.A2" office:value-type="string">
            <text:p text:style-name="Text_20_body">Cannot reuse this symbol here.</text:p>
          </table:table-cell>
          <table:table-cell table:style-name="Table2.C2" office:value-type="string">
            <text:p text:style-name="Table_20_Contents">Not currently used.</text:p>
          </table:table-cell>
        </table:table-row>
        <table:table-row table:style-name="Table2.1">
          <table:table-cell table:style-name="Table2.A31" office:value-type="string">
            <text:p text:style-name="P12">29</text:p>
          </table:table-cell>
          <table:table-cell table:style-name="Table2.A31" office:value-type="string">
            <text:p text:style-name="Text_20_body">Cannot redefine constants.</text:p>
          </table:table-cell>
          <table:table-cell table:style-name="Table2.C31" office:value-type="string">
            <text:p text:style-name="Table_20_Contents">Constants cannot be redefined.</text:p>
          </table:table-cell>
        </table:table-row>
      </table:table>
      <text:p text:style-name="P16">Table <text:sequence text:ref-name="refTable1" text:name="Table" text:formula="ooow:Table+1" style:num-format="1">2</text:sequence>: Error codes</text:p>
      <text:h text:style-name="Heading_20_2" text:outline-level="2">3.4 PL/0 Instruction Set Architecture</text:h>
      <text:p text:style-name="Text_20_body">All PL/0 instructions are of the form <text:span text:style-name="T3">OP L, M</text:span><text:span text:style-name="T4"> where </text:span><text:span text:style-name="T3">OP</text:span><text:span text:style-name="T4"> is the op code, </text:span><text:span text:style-name="T3">L</text:span><text:span text:style-name="T4"> is the lexicographical level, and </text:span><text:span text:style-name="T3">M</text:span><text:span text:style-name="T4"> is an address, data, or an ALU operatio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Op Code</text:p>
          </table:table-cell>
          <table:table-cell table:style-name="Table3.A1" office:value-type="string">
            <text:p text:style-name="P15">Syntax</text:p>
          </table:table-cell>
          <table:table-cell table:style-name="Table3.C1" office:value-type="string">
            <text:p text:style-name="Table_20_Heading">Description</text:p>
          </table:table-cell>
        </table:table-row>
        <table:table-row table:style-name="Table3.1">
          <table:table-cell table:style-name="Table3.A2" office:value-type="string">
            <text:p text:style-name="P12">1</text:p>
          </table:table-cell>
          <table:table-cell table:style-name="Table3.A2" office:value-type="string">
            <text:p text:style-name="P12">LIT 0, M</text:p>
          </table:table-cell>
          <table:table-cell table:style-name="Table3.C2" office:value-type="string">
            <text:p text:style-name="Table_20_Contents">Push constant value (<text:span text:style-name="T3">literal</text:span>) <text:span text:style-name="T3">M</text:span> onto the stack</text:p>
          </table:table-cell>
        </table:table-row>
        <table:table-row table:style-name="Table3.1">
          <table:table-cell table:style-name="Table3.A2" office:value-type="string">
            <text:p text:style-name="P12">2</text:p>
          </table:table-cell>
          <table:table-cell table:style-name="Table3.A2" office:value-type="string">
            <text:p text:style-name="P12">OPR 0, M</text:p>
          </table:table-cell>
          <table:table-cell table:style-name="Table3.C2" office:value-type="string">
            <text:p text:style-name="Table_20_Contents"><text:span text:style-name="T3">Operation</text:span> to be performed on the data at the top of the stack</text:p>
          </table:table-cell>
        </table:table-row>
        <table:table-row table:style-name="Table3.1">
          <table:table-cell table:style-name="Table3.A2" office:value-type="string">
            <text:p text:style-name="P12"/>
          </table:table-cell>
          <table:table-cell table:style-name="Table3.A2" office:value-type="string">
            <text:p text:style-name="P12">OPR 0, 0</text:p>
          </table:table-cell>
          <table:table-cell table:style-name="Table3.C2" office:value-type="string">
            <text:p text:style-name="Table_20_Contents"><text:span text:style-name="T3">Return</text:span>; used to return to the caller from a procedure.</text:p>
          </table:table-cell>
        </table:table-row>
        <table:table-row table:style-name="Table3.1">
          <table:table-cell table:style-name="Table3.A2" office:value-type="string">
            <text:p text:style-name="P12"/>
          </table:table-cell>
          <table:table-cell table:style-name="Table3.A2" office:value-type="string">
            <text:p text:style-name="P12">OPR 0, 1</text:p>
          </table:table-cell>
          <table:table-cell table:style-name="Table3.C2" office:value-type="string">
            <text:p text:style-name="P14">Negation<text:span text:style-name="T4">; pop the stack and return the negative of the value</text:span></text:p>
          </table:table-cell>
        </table:table-row>
        <table:table-row table:style-name="Table3.1">
          <table:table-cell table:style-name="Table3.A2" office:value-type="string">
            <text:p text:style-name="P12"/>
          </table:table-cell>
          <table:table-cell table:style-name="Table3.A2" office:value-type="string">
            <text:p text:style-name="P12">OPR 0, 2</text:p>
          </table:table-cell>
          <table:table-cell table:style-name="Table3.C2" office:value-type="string">
            <text:p text:style-name="P14">Addition<text:span text:style-name="T4">; pop two values from the stack, add and push the sum</text:span></text:p>
          </table:table-cell>
        </table:table-row>
        <table:table-row table:style-name="Table3.1">
          <table:table-cell table:style-name="Table3.A2" office:value-type="string">
            <text:p text:style-name="P12"/>
          </table:table-cell>
          <table:table-cell table:style-name="Table3.A2" office:value-type="string">
            <text:p text:style-name="P12">OPR 0, 3</text:p>
          </table:table-cell>
          <table:table-cell table:style-name="Table3.C2" office:value-type="string">
            <text:p text:style-name="P14">Subtraction<text:span text:style-name="T4">; pop two values from the stack, subtract second from first and push the difference</text:span></text:p>
          </table:table-cell>
        </table:table-row>
        <table:table-row table:style-name="Table3.1">
          <table:table-cell table:style-name="Table3.A2" office:value-type="string">
            <text:p text:style-name="P12"/>
          </table:table-cell>
          <table:table-cell table:style-name="Table3.A2" office:value-type="string">
            <text:p text:style-name="P12">OPR 0, 4</text:p>
          </table:table-cell>
          <table:table-cell table:style-name="Table3.C2" office:value-type="string">
            <text:p text:style-name="P14">Multiplication<text:span text:style-name="T4">; pop two values from the stack, multiply and push the product</text:span></text:p>
          </table:table-cell>
        </table:table-row>
        <table:table-row table:style-name="Table3.1">
          <table:table-cell table:style-name="Table3.A2" office:value-type="string">
            <text:p text:style-name="P12"/>
          </table:table-cell>
          <table:table-cell table:style-name="Table3.A2" office:value-type="string">
            <text:p text:style-name="P12">OPR 0, 5</text:p>
          </table:table-cell>
          <table:table-cell table:style-name="Table3.C2" office:value-type="string">
            <text:p text:style-name="P14">Division<text:span text:style-name="T4">; pop two values from the stack, divide second by first and push the quotient</text:span></text:p>
          </table:table-cell>
        </table:table-row>
        <text:soft-page-break/>
        <table:table-row table:style-name="Table3.1">
          <table:table-cell table:style-name="Table3.A2" office:value-type="string">
            <text:p text:style-name="P12"/>
          </table:table-cell>
          <table:table-cell table:style-name="Table3.A2" office:value-type="string">
            <text:p text:style-name="P12">OPR 0, 6</text:p>
          </table:table-cell>
          <table:table-cell table:style-name="Table3.C2" office:value-type="string">
            <text:p text:style-name="Table_20_Contents">Is <text:span text:style-name="T3">odd</text:span>? (divisible by two); pop the stack and push 1 if odd, 0 if even</text:p>
          </table:table-cell>
        </table:table-row>
        <table:table-row table:style-name="Table3.1">
          <table:table-cell table:style-name="Table3.A2" office:value-type="string">
            <text:p text:style-name="P12"/>
          </table:table-cell>
          <table:table-cell table:style-name="Table3.A2" office:value-type="string">
            <text:p text:style-name="P12">OPR 0, 7</text:p>
          </table:table-cell>
          <table:table-cell table:style-name="Table3.C2" office:value-type="string">
            <text:p text:style-name="Table_20_Contents"><text:span text:style-name="T3">Modulus</text:span>; pop two values from the stack, divide second by first and push the remainder</text:p>
          </table:table-cell>
        </table:table-row>
        <table:table-row table:style-name="Table3.1">
          <table:table-cell table:style-name="Table3.A2" office:value-type="string">
            <text:p text:style-name="P12"/>
          </table:table-cell>
          <table:table-cell table:style-name="Table3.A2" office:value-type="string">
            <text:p text:style-name="P12">OPR 0, 8</text:p>
          </table:table-cell>
          <table:table-cell table:style-name="Table3.C2" office:value-type="string">
            <text:p text:style-name="Table_20_Contents"><text:span text:style-name="T3">Equality</text:span>; pop two values from the stack and push 1 if equal, 0 if not</text:p>
          </table:table-cell>
        </table:table-row>
        <table:table-row table:style-name="Table3.1">
          <table:table-cell table:style-name="Table3.A2" office:value-type="string">
            <text:p text:style-name="P12"/>
          </table:table-cell>
          <table:table-cell table:style-name="Table3.A2" office:value-type="string">
            <text:p text:style-name="P12">OPR 0, 9</text:p>
          </table:table-cell>
          <table:table-cell table:style-name="Table3.C2" office:value-type="string">
            <text:p text:style-name="Table_20_Contents"><text:span text:style-name="T3">Inequality</text:span>; pop two values from the stack and push 0 if equal, 1 if not</text:p>
          </table:table-cell>
        </table:table-row>
        <table:table-row table:style-name="Table3.1">
          <table:table-cell table:style-name="Table3.A2" office:value-type="string">
            <text:p text:style-name="P12"/>
          </table:table-cell>
          <table:table-cell table:style-name="Table3.A2" office:value-type="string">
            <text:p text:style-name="P12">OPR 0, 10</text:p>
          </table:table-cell>
          <table:table-cell table:style-name="Table3.C2" office:value-type="string">
            <text:p text:style-name="Table_20_Contents"><text:span text:style-name="T3">Less than</text:span>; pop two values from the stack and push 1 if first is less than second, 0 if not</text:p>
          </table:table-cell>
        </table:table-row>
        <table:table-row table:style-name="Table3.1">
          <table:table-cell table:style-name="Table3.A2" office:value-type="string">
            <text:p text:style-name="P12"/>
          </table:table-cell>
          <table:table-cell table:style-name="Table3.A2" office:value-type="string">
            <text:p text:style-name="P12">OPR 0, 11</text:p>
          </table:table-cell>
          <table:table-cell table:style-name="Table3.C2" office:value-type="string">
            <text:p text:style-name="Table_20_Contents"><text:span text:style-name="T3">Less than or equal to</text:span>; pop two values from the stack and push 1 if first is less than or equal second, 0 if not</text:p>
          </table:table-cell>
        </table:table-row>
        <table:table-row table:style-name="Table3.1">
          <table:table-cell table:style-name="Table3.A2" office:value-type="string">
            <text:p text:style-name="P12"/>
          </table:table-cell>
          <table:table-cell table:style-name="Table3.A2" office:value-type="string">
            <text:p text:style-name="P12">OPR 0, 12</text:p>
          </table:table-cell>
          <table:table-cell table:style-name="Table3.C2" office:value-type="string">
            <text:p text:style-name="Table_20_Contents"><text:span text:style-name="T3">Greater than</text:span>; pop two values from the stack and push 1 if first is greater than second, 0 if not</text:p>
          </table:table-cell>
        </table:table-row>
        <table:table-row table:style-name="Table3.1">
          <table:table-cell table:style-name="Table3.A2" office:value-type="string">
            <text:p text:style-name="P12"/>
          </table:table-cell>
          <table:table-cell table:style-name="Table3.A2" office:value-type="string">
            <text:p text:style-name="P12">OPR 0, 13</text:p>
          </table:table-cell>
          <table:table-cell table:style-name="Table3.C2" office:value-type="string">
            <text:p text:style-name="Table_20_Contents"><text:span text:style-name="T3">Greater than or equal to</text:span>; pop two values from the stack and push 1 if first is greater than or equal second, 0 if not</text:p>
          </table:table-cell>
        </table:table-row>
        <table:table-row table:style-name="Table3.1">
          <table:table-cell table:style-name="Table3.A2" office:value-type="string">
            <text:p text:style-name="P12">3</text:p>
          </table:table-cell>
          <table:table-cell table:style-name="Table3.A2" office:value-type="string">
            <text:p text:style-name="P12">LOD L, M</text:p>
          </table:table-cell>
          <table:table-cell table:style-name="Table3.C2" office:value-type="string">
            <text:p text:style-name="Table_20_Contents"><text:span text:style-name="T3">Load</text:span> value to top of stack from the stack location at offset <text:span text:style-name="T3">M</text:span> from <text:span text:style-name="T3">L</text:span> lexicographical levels down</text:p>
          </table:table-cell>
        </table:table-row>
        <table:table-row table:style-name="Table3.1">
          <table:table-cell table:style-name="Table3.A2" office:value-type="string">
            <text:p text:style-name="P12">4</text:p>
          </table:table-cell>
          <table:table-cell table:style-name="Table3.A2" office:value-type="string">
            <text:p text:style-name="P12">STO L, M</text:p>
          </table:table-cell>
          <table:table-cell table:style-name="Table3.C2" office:value-type="string">
            <text:p text:style-name="Table_20_Contents"><text:span text:style-name="T3">Store</text:span> value at top of stack in the stack location at offset <text:span text:style-name="T3">M</text:span> from <text:span text:style-name="T3">L</text:span> lexicographical levels down</text:p>
          </table:table-cell>
        </table:table-row>
        <table:table-row table:style-name="Table3.1">
          <table:table-cell table:style-name="Table3.A2" office:value-type="string">
            <text:p text:style-name="P12">5</text:p>
          </table:table-cell>
          <table:table-cell table:style-name="Table3.A2" office:value-type="string">
            <text:p text:style-name="P12">CAL L, M</text:p>
          </table:table-cell>
          <table:table-cell table:style-name="Table3.C2" office:value-type="string">
            <text:p text:style-name="Table_20_Contents"><text:span text:style-name="T3">Call</text:span> procedure at code index <text:span text:style-name="T3">M</text:span></text:p>
          </table:table-cell>
        </table:table-row>
        <table:table-row table:style-name="Table3.1">
          <table:table-cell table:style-name="Table3.A2" office:value-type="string">
            <text:p text:style-name="P12">6</text:p>
          </table:table-cell>
          <table:table-cell table:style-name="Table3.A2" office:value-type="string">
            <text:p text:style-name="P12">INC 0, M</text:p>
          </table:table-cell>
          <table:table-cell table:style-name="Table3.C2" office:value-type="string">
            <text:p text:style-name="Table_20_Contents"><text:span text:style-name="T3">Increment</text:span> the stack pointer by <text:span text:style-name="T3">M </text:span>(allocate <text:span text:style-name="T3">M</text:span> locals); by convention, this is used as the first instruction of a procedure and will allocate space for the <text:span text:style-name="T3">Static Link (SL)</text:span>, <text:span text:style-name="T3">Dynamic Link (DL)</text:span>, and <text:span text:style-name="T3">Return Address (RA)</text:span><text:span text:style-name="T4"> of an activation record</text:span></text:p>
          </table:table-cell>
        </table:table-row>
        <table:table-row table:style-name="Table3.1">
          <table:table-cell table:style-name="Table3.A2" office:value-type="string">
            <text:p text:style-name="P12">7</text:p>
          </table:table-cell>
          <table:table-cell table:style-name="Table3.A2" office:value-type="string">
            <text:p text:style-name="P12">JMP 0, M</text:p>
          </table:table-cell>
          <table:table-cell table:style-name="Table3.C2" office:value-type="string">
            <text:p text:style-name="Table_20_Contents"><text:span text:style-name="T3">Jump</text:span> to instruction <text:span text:style-name="T3">M</text:span></text:p>
          </table:table-cell>
        </table:table-row>
        <table:table-row table:style-name="Table3.1">
          <table:table-cell table:style-name="Table3.A2" office:value-type="string">
            <text:p text:style-name="P12">8</text:p>
          </table:table-cell>
          <table:table-cell table:style-name="Table3.A2" office:value-type="string">
            <text:p text:style-name="P12">JPC 0, M</text:p>
          </table:table-cell>
          <table:table-cell table:style-name="Table3.C2" office:value-type="string">
            <text:p text:style-name="Table_20_Contents">Pop the top of the stack and <text:span text:style-name="T3">jump</text:span> to instruction <text:span text:style-name="T3">M</text:span><text:span text:style-name="T4"> if it is equal to zero</text:span></text:p>
          </table:table-cell>
        </table:table-row>
        <table:table-row table:style-name="Table3.1">
          <table:table-cell table:style-name="Table3.A2" office:value-type="string">
            <text:p text:style-name="P12">9</text:p>
          </table:table-cell>
          <table:table-cell table:style-name="Table3.A2" office:value-type="string">
            <text:p text:style-name="P12">SIO 0, 1</text:p>
          </table:table-cell>
          <table:table-cell table:style-name="Table3.C2" office:value-type="string">
            <text:p text:style-name="Table_20_Contents"><text:span text:style-name="T3">Start I/O</text:span>; pop the top of the stack and output the value</text:p>
          </table:table-cell>
        </table:table-row>
        <table:table-row table:style-name="Table3.1">
          <table:table-cell table:style-name="Table3.A25" office:value-type="string">
            <text:p text:style-name="P12">10</text:p>
          </table:table-cell>
          <table:table-cell table:style-name="Table3.A25" office:value-type="string">
            <text:p text:style-name="P12">SIO 0, 2</text:p>
          </table:table-cell>
          <table:table-cell table:style-name="Table3.C25" office:value-type="string">
            <text:p text:style-name="Table_20_Contents"><text:span text:style-name="T3">Start I/O</text:span>; read input and push it onto the stack</text:p>
          </table:table-cell>
        </table:table-row>
      </table:table>
      <text:p text:style-name="P16">Table <text:sequence text:ref-name="refTable2" text:name="Table" text:formula="ooow:Table+1" style:num-format="1">3</text:sequence>: PL/0 Instruction Set Architectu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Gentium Book Basic1" svg:font-family="'Gentium Book Basic'" style:font-pitch="variable"/>
    <style:font-face style:name="Gentium Book Basic" svg:font-family="'Gentium Book Basic'" style:font-adornments="Regular" style:font-pitch="variable"/>
    <style:font-face style:name="Levenim MT" svg:font-family="'Levenim M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20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Quotations" style:family="paragraph" style:parent-style-name="Standard" style:class="html">
      <style:paragraph-properties fo:margin-left="0.3937in" fo:margin-right="0.3937in" fo:margin-top="0.1701in" fo:margin-bottom="0.1701in" fo:text-indent="0in" style:auto-text-indent="false"/>
    </style:style>
    <style:style style:name="Code_20_Block" style:display-name="Code Block" style:family="paragraph" style:parent-style-name="Quotations" style:next-style-name="Text_20_body">
      <style:text-properties style:font-name="Liberation Mono" fo:font-size="10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in" fo:text-indent="0in" style:auto-text-indent="false" style:page-number="auto" fo:break-before="pag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7.1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margin-top="0in" fo:margin-bottom="0in" fo:text-indent="0in" style:auto-text-indent="false" style:page-number="auto">
        <style:tab-stops>
          <style:tab-stop style:position="7.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3.75in" style:type="center"/>
          <style:tab-stop style:position="7.5in" style:type="right"/>
        </style:tab-stops>
      </style:paragraph-properties>
    </style:style>
    <style:style style:name="MP2" style:family="paragraph" style:parent-style-name="Footer">
      <style:paragraph-properties>
        <style:tab-stops>
          <style:tab-stop style:position="3.75in" style:type="center"/>
          <style:tab-stop style:position="7.5in" style:type="right"/>
        </style:tab-stops>
      </style:paragraph-properties>
    </style:style>
    <style:style style:name="MP3" style:family="paragraph" style:parent-style-name="Footer" style:master-page-name="">
      <style:paragraph-properties style:page-number="auto">
        <style:tab-stops>
          <style:tab-stop style:position="3.75in" style:type="center"/>
          <style:tab-stop style:position="7.5in" style:type="right"/>
        </style:tab-stops>
      </style:paragraph-properties>
    </style:style>
    <style:page-layout style:name="Mpm1">
      <style:page-layout-properties fo:page-width="8.5in" fo:page-height="11in" style:num-format="1" style:print-orientation="portrait" fo:margin-top="0.2598in" fo:margin-bottom="0.2598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i" style:print-orientation="portrait" fo:margin-top="0.5in" fo:margin-bottom="0.5in" fo:margin-left="0.5in" fo:margin-right="0.5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2598in" fo:margin-bottom="0.2598in" fo:margin-left="0.5in" fo:margin-right="0.5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4">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2598in" fo:margin-bottom="0.2598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title>PL/0 User’s Manual</text:title></text:p>
      </style:header>
      <style:footer>
        <text:p text:style-name="MP1"><text:tab/><text:chapter text:display="name" text:outline-level="1">3.0 Reference</text:chapter><text:tab/><text:page-number text:select-page="current">13</text:page-number></text:p>
      </style:footer>
      <style:footer-left>
        <text:p text:style-name="MP1"><text:page-number text:select-page="current">13</text:page-number><text:tab/><text:chapter text:display="name" text:outline-level="1">3.0 Reference</text:chapter></text:p>
      </style:footer-left>
    </style:master-page>
    <style:master-page style:name="First_20_Page" style:display-name="First Page" style:page-layout-name="Mpm2" style:next-style-name="Blank"/>
    <style:master-page style:name="Index" style:page-layout-name="Mpm3" style:next-style-name="Standard">
      <style:header>
        <text:p text:style-name="Header"><text:tab/><text:title>PL/0 User’s Manual</text:title></text:p>
      </style:header>
      <style:footer>
        <text:p text:style-name="MP2"><text:page-number style:num-format="i" text:select-page="current">xiii</text:page-number><text:tab/>Tables and Figures<text:tab/></text:p>
      </style:footer>
    </style:master-page>
    <style:master-page style:name="Blank" style:page-layout-name="Mpm4" style:next-style-name="Table_20_of_20_Contents"/>
    <style:master-page style:name="Table_20_of_20_Contents" style:display-name="Table of Contents" style:page-layout-name="Mpm5" style:next-style-name="Index">
      <style:header>
        <text:p text:style-name="Header"><text:tab/><text:title>PL/0 User’s Manual</text:title></text:p>
      </style:header>
      <style:footer>
        <text:p text:style-name="MP3"><text:tab/>Table of Contents<text:tab/><text:page-number style:num-format="i" text:select-page="current">xiii</text:page-number></text:p>
      </style:footer>
      <style:footer-left>
        <text:p text:style-name="Footer"/>
      </style:foot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4T17:29:38.43</meta:creation-date>
    <dc:title>PL/0 User’s Manual</dc:title>
    <meta:editing-duration>PT19M46S</meta:editing-duration>
    <meta:editing-cycles>13</meta:editing-cycles>
    <meta:generator>LibreOffice/3.3$Win32 LibreOffice_project/330m19$Build-401</meta:generator>
    <meta:initial-creator>Adam Dunson</meta:initial-creator>
    <dc:date>2012-04-14T18:49:48.09</dc:date>
    <dc:creator>Adam Dunson</dc:creator>
    <meta:document-statistic meta:table-count="3" meta:image-count="0" meta:object-count="0" meta:page-count="17" meta:paragraph-count="458" meta:word-count="3837" meta:character-count="21536"/>
    <meta:template xlink:type="simple" xlink:actuate="onRequest" xlink:title="Default" xlink:href="../../.libreoffice/3/user/template/Default.ott" meta:date="2012-04-12T13:56:10"/>
  </office:meta>
</office:document-meta>
</file>